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412cm" style:rel-column-width="20861*"/>
    </style:style>
    <style:style style:name="Table1.B" style:family="table-column">
      <style:table-column-properties style:column-width="11.589cm" style:rel-column-width="44674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17cm" style:page-number="auto" table:align="margins" style:shadow="none"/>
    </style:style>
    <style:style style:name="Table2.A" style:family="table-column">
      <style:table-column-properties style:column-width="3.198cm" style:rel-column-width="1813*"/>
    </style:style>
    <style:style style:name="Table2.B" style:family="table-column">
      <style:table-column-properties style:column-width="3.792cm" style:rel-column-width="2150*"/>
    </style:style>
    <style:style style:name="Table2.C" style:family="table-column">
      <style:table-column-properties style:column-width="1.102cm" style:rel-column-width="625*"/>
    </style:style>
    <style:style style:name="Table2.D" style:family="table-column">
      <style:table-column-properties style:column-width="8.908cm" style:rel-column-width="5050*"/>
    </style:style>
    <style:style style:name="Table2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2.B1" style:family="table-cell">
      <style:table-cell-properties fo:padding="0.097cm" fo:border-left="none" fo:border-right="none" fo:border-top="0.05pt solid #eeeeee" fo:border-bottom="0.05pt solid #b2b2b2"/>
    </style:style>
    <style:style style:name="Table2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2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2.B2" style:family="table-cell">
      <style:table-cell-properties style:vertical-align="middle" fo:padding="0.097cm" fo:border-left="none" fo:border-right="none" fo:border-top="none" fo:border-bottom="0.05pt solid #b2b2b2"/>
    </style:style>
    <style:style style:name="Table2.D2" style:family="table-cell">
      <style:table-cell-properties fo:padding="0.097cm" fo:border-left="none" fo:border-right="0.05pt solid #eeeeee" fo:border-top="none" fo:border-bottom="0.05pt solid #b2b2b2"/>
    </style:style>
    <style:style style:name="Table2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2.A9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2.B9" style:family="table-cell">
      <style:table-cell-properties style:vertical-align="middle" fo:padding="0.097cm" fo:border-left="none" fo:border-right="none" fo:border-top="none" fo:border-bottom="0.05pt solid #666666"/>
    </style:style>
    <style:style style:name="Table2.D9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4" style:family="table" style:master-page-name="">
      <style:table-properties style:width="17cm" style:page-number="auto" table:align="margins" style:shadow="none" style:writing-mode="page"/>
    </style:style>
    <style:style style:name="Table4.A" style:family="table-column">
      <style:table-column-properties style:column-width="3.198cm" style:rel-column-width="1813*"/>
    </style:style>
    <style:style style:name="Table4.B" style:family="table-column">
      <style:table-column-properties style:column-width="3.792cm" style:rel-column-width="2150*"/>
    </style:style>
    <style:style style:name="Table4.C" style:family="table-column">
      <style:table-column-properties style:column-width="1.102cm" style:rel-column-width="625*"/>
    </style:style>
    <style:style style:name="Table4.D" style:family="table-column">
      <style:table-column-properties style:column-width="8.908cm" style:rel-column-width="5050*"/>
    </style:style>
    <style:style style:name="Table4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4.B1" style:family="table-cell">
      <style:table-cell-properties fo:padding="0.097cm" fo:border-left="none" fo:border-right="none" fo:border-top="0.05pt solid #eeeeee" fo:border-bottom="0.05pt solid #b2b2b2"/>
    </style:style>
    <style:style style:name="Table4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4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4.B2" style:family="table-cell">
      <style:table-cell-properties style:vertical-align="middle" fo:padding="0.097cm" fo:border-left="none" fo:border-right="none" fo:border-top="none" fo:border-bottom="0.05pt solid #b2b2b2"/>
    </style:style>
    <style:style style:name="Table4.D2" style:family="table-cell">
      <style:table-cell-properties fo:padding="0.097cm" fo:border-left="none" fo:border-right="0.05pt solid #eeeeee" fo:border-top="none" fo:border-bottom="0.05pt solid #b2b2b2"/>
    </style:style>
    <style:style style:name="Table4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4.A10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4.B10" style:family="table-cell">
      <style:table-cell-properties style:vertical-align="middle" fo:padding="0.097cm" fo:border-left="none" fo:border-right="none" fo:border-top="none" fo:border-bottom="0.05pt solid #666666"/>
    </style:style>
    <style:style style:name="Table4.D10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5" style:family="table" style:master-page-name="">
      <style:table-properties style:width="17cm" style:page-number="auto" table:align="margins" style:shadow="none" style:writing-mode="page"/>
    </style:style>
    <style:style style:name="Table5.A" style:family="table-column">
      <style:table-column-properties style:column-width="3.198cm" style:rel-column-width="1813*"/>
    </style:style>
    <style:style style:name="Table5.B" style:family="table-column">
      <style:table-column-properties style:column-width="3.792cm" style:rel-column-width="2150*"/>
    </style:style>
    <style:style style:name="Table5.C" style:family="table-column">
      <style:table-column-properties style:column-width="1.102cm" style:rel-column-width="625*"/>
    </style:style>
    <style:style style:name="Table5.D" style:family="table-column">
      <style:table-column-properties style:column-width="8.908cm" style:rel-column-width="5050*"/>
    </style:style>
    <style:style style:name="Table5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5.B1" style:family="table-cell">
      <style:table-cell-properties fo:padding="0.097cm" fo:border-left="none" fo:border-right="none" fo:border-top="0.05pt solid #eeeeee" fo:border-bottom="0.05pt solid #b2b2b2"/>
    </style:style>
    <style:style style:name="Table5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5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5.B2" style:family="table-cell">
      <style:table-cell-properties style:vertical-align="middle" fo:padding="0.097cm" fo:border-left="none" fo:border-right="none" fo:border-top="none" fo:border-bottom="0.05pt solid #b2b2b2"/>
    </style:style>
    <style:style style:name="Table5.D2" style:family="table-cell">
      <style:table-cell-properties fo:padding="0.097cm" fo:border-left="none" fo:border-right="0.05pt solid #eeeeee" fo:border-top="none" fo:border-bottom="0.05pt solid #b2b2b2"/>
    </style:style>
    <style:style style:name="Table5.D3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5.A5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5.B5" style:family="table-cell">
      <style:table-cell-properties style:vertical-align="middle" fo:padding="0.097cm" fo:border-left="none" fo:border-right="none" fo:border-top="none" fo:border-bottom="0.05pt solid #666666"/>
    </style:style>
    <style:style style:name="Table5.D5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6" style:family="table" style:master-page-name="">
      <style:table-properties style:width="17cm" style:page-number="auto" table:align="margins" style:shadow="none" style:writing-mode="page"/>
    </style:style>
    <style:style style:name="Table6.A" style:family="table-column">
      <style:table-column-properties style:column-width="3.198cm" style:rel-column-width="1813*"/>
    </style:style>
    <style:style style:name="Table6.B" style:family="table-column">
      <style:table-column-properties style:column-width="3.792cm" style:rel-column-width="2150*"/>
    </style:style>
    <style:style style:name="Table6.C" style:family="table-column">
      <style:table-column-properties style:column-width="1.102cm" style:rel-column-width="625*"/>
    </style:style>
    <style:style style:name="Table6.D" style:family="table-column">
      <style:table-column-properties style:column-width="8.908cm" style:rel-column-width="5050*"/>
    </style:style>
    <style:style style:name="Table6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6.B1" style:family="table-cell">
      <style:table-cell-properties fo:padding="0.097cm" fo:border-left="none" fo:border-right="none" fo:border-top="0.05pt solid #eeeeee" fo:border-bottom="0.05pt solid #b2b2b2"/>
    </style:style>
    <style:style style:name="Table6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6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6.B2" style:family="table-cell">
      <style:table-cell-properties style:vertical-align="middle" fo:padding="0.097cm" fo:border-left="none" fo:border-right="none" fo:border-top="none" fo:border-bottom="0.05pt solid #b2b2b2"/>
    </style:style>
    <style:style style:name="Table6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6.A5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6.B5" style:family="table-cell">
      <style:table-cell-properties style:vertical-align="middle" fo:padding="0.097cm" fo:border-left="none" fo:border-right="none" fo:border-top="none" fo:border-bottom="0.05pt solid #666666"/>
    </style:style>
    <style:style style:name="Table6.D5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7" style:family="table" style:master-page-name="">
      <style:table-properties style:width="17cm" style:page-number="auto" table:align="margins" style:shadow="none" style:writing-mode="page"/>
    </style:style>
    <style:style style:name="Table7.A" style:family="table-column">
      <style:table-column-properties style:column-width="3.307cm" style:rel-column-width="1875*"/>
    </style:style>
    <style:style style:name="Table7.B" style:family="table-column">
      <style:table-column-properties style:column-width="1.896cm" style:rel-column-width="1075*"/>
    </style:style>
    <style:style style:name="Table7.C" style:family="table-column">
      <style:table-column-properties style:column-width="2.889cm" style:rel-column-width="1638*"/>
    </style:style>
    <style:style style:name="Table7.D" style:family="table-column">
      <style:table-column-properties style:column-width="8.908cm" style:rel-column-width="5050*"/>
    </style:style>
    <style:style style:name="Table7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7.B1" style:family="table-cell">
      <style:table-cell-properties fo:padding="0.097cm" fo:border-left="none" fo:border-right="none" fo:border-top="0.05pt solid #eeeeee" fo:border-bottom="0.05pt solid #b2b2b2"/>
    </style:style>
    <style:style style:name="Table7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7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7.B2" style:family="table-cell">
      <style:table-cell-properties style:vertical-align="middle" fo:padding="0.097cm" fo:border-left="none" fo:border-right="none" fo:border-top="none" fo:border-bottom="0.05pt solid #b2b2b2"/>
    </style:style>
    <style:style style:name="Table7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7.A7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7.B7" style:family="table-cell">
      <style:table-cell-properties style:vertical-align="middle" fo:padding="0.097cm" fo:border-left="none" fo:border-right="none" fo:border-top="none" fo:border-bottom="0.05pt solid #666666"/>
    </style:style>
    <style:style style:name="Table7.D7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8" style:family="table" style:master-page-name="">
      <style:table-properties style:width="17cm" style:page-number="auto" table:align="margins" style:shadow="none" style:writing-mode="page"/>
    </style:style>
    <style:style style:name="Table8.A" style:family="table-column">
      <style:table-column-properties style:column-width="3.198cm" style:rel-column-width="1813*"/>
    </style:style>
    <style:style style:name="Table8.B" style:family="table-column">
      <style:table-column-properties style:column-width="3.792cm" style:rel-column-width="2150*"/>
    </style:style>
    <style:style style:name="Table8.C" style:family="table-column">
      <style:table-column-properties style:column-width="1.102cm" style:rel-column-width="625*"/>
    </style:style>
    <style:style style:name="Table8.D" style:family="table-column">
      <style:table-column-properties style:column-width="8.908cm" style:rel-column-width="5050*"/>
    </style:style>
    <style:style style:name="Table8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8.B1" style:family="table-cell">
      <style:table-cell-properties fo:padding="0.097cm" fo:border-left="none" fo:border-right="none" fo:border-top="0.05pt solid #eeeeee" fo:border-bottom="0.05pt solid #b2b2b2"/>
    </style:style>
    <style:style style:name="Table8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8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8.B2" style:family="table-cell">
      <style:table-cell-properties style:vertical-align="middle" fo:padding="0.097cm" fo:border-left="none" fo:border-right="none" fo:border-top="none" fo:border-bottom="0.05pt solid #b2b2b2"/>
    </style:style>
    <style:style style:name="Table8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8.A9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8.B9" style:family="table-cell">
      <style:table-cell-properties style:vertical-align="middle" fo:padding="0.097cm" fo:border-left="none" fo:border-right="none" fo:border-top="none" fo:border-bottom="0.05pt solid #666666"/>
    </style:style>
    <style:style style:name="Table8.D9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Table9" style:family="table" style:master-page-name="">
      <style:table-properties style:width="17cm" style:page-number="auto" table:align="margins" style:shadow="none" style:writing-mode="page"/>
    </style:style>
    <style:style style:name="Table9.A" style:family="table-column">
      <style:table-column-properties style:column-width="3.198cm" style:rel-column-width="1813*"/>
    </style:style>
    <style:style style:name="Table9.B" style:family="table-column">
      <style:table-column-properties style:column-width="3.792cm" style:rel-column-width="2150*"/>
    </style:style>
    <style:style style:name="Table9.C" style:family="table-column">
      <style:table-column-properties style:column-width="1.102cm" style:rel-column-width="625*"/>
    </style:style>
    <style:style style:name="Table9.D" style:family="table-column">
      <style:table-column-properties style:column-width="8.908cm" style:rel-column-width="5050*"/>
    </style:style>
    <style:style style:name="Table9.A1" style:family="table-cell">
      <style:table-cell-properties fo:padding="0.097cm" fo:border-left="0.05pt solid #eeeeee" fo:border-right="none" fo:border-top="0.05pt solid #eeeeee" fo:border-bottom="0.05pt solid #b2b2b2"/>
    </style:style>
    <style:style style:name="Table9.B1" style:family="table-cell">
      <style:table-cell-properties fo:padding="0.097cm" fo:border-left="none" fo:border-right="none" fo:border-top="0.05pt solid #eeeeee" fo:border-bottom="0.05pt solid #b2b2b2"/>
    </style:style>
    <style:style style:name="Table9.D1" style:family="table-cell">
      <style:table-cell-properties fo:padding="0.097cm" fo:border-left="none" fo:border-right="0.05pt solid #eeeeee" fo:border-top="0.05pt solid #eeeeee" fo:border-bottom="0.05pt solid #b2b2b2"/>
    </style:style>
    <style:style style:name="Table9.A2" style:family="table-cell">
      <style:table-cell-properties style:vertical-align="middle" fo:padding="0.097cm" fo:border-left="0.05pt solid #eeeeee" fo:border-right="none" fo:border-top="none" fo:border-bottom="0.05pt solid #b2b2b2"/>
    </style:style>
    <style:style style:name="Table9.B2" style:family="table-cell">
      <style:table-cell-properties style:vertical-align="middle" fo:padding="0.097cm" fo:border-left="none" fo:border-right="none" fo:border-top="none" fo:border-bottom="0.05pt solid #b2b2b2"/>
    </style:style>
    <style:style style:name="Table9.D2" style:family="table-cell">
      <style:table-cell-properties style:vertical-align="middle" fo:padding="0.097cm" fo:border-left="none" fo:border-right="0.05pt solid #eeeeee" fo:border-top="none" fo:border-bottom="0.05pt solid #b2b2b2"/>
    </style:style>
    <style:style style:name="Table9.A8" style:family="table-cell">
      <style:table-cell-properties style:vertical-align="middle" fo:padding="0.097cm" fo:border-left="0.05pt solid #eeeeee" fo:border-right="none" fo:border-top="none" fo:border-bottom="0.05pt solid #666666"/>
    </style:style>
    <style:style style:name="Table9.B8" style:family="table-cell">
      <style:table-cell-properties style:vertical-align="middle" fo:padding="0.097cm" fo:border-left="none" fo:border-right="none" fo:border-top="none" fo:border-bottom="0.05pt solid #666666"/>
    </style:style>
    <style:style style:name="Table9.D8" style:family="table-cell">
      <style:table-cell-properties style:vertical-align="middle" fo:padding="0.097cm" fo:border-left="none" fo:border-right="0.05pt solid #eeeeee" fo:border-top="none" fo:border-bottom="0.05pt solid #666666"/>
    </style:style>
    <style:style style:name="P1" style:family="paragraph" style:parent-style-name="Footer">
      <style:text-properties fo:font-size="2pt" style:font-size-asian="1.75pt" style:font-size-complex="2pt"/>
    </style:style>
    <style:style style:name="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rsid="00243493" officeooo:paragraph-rsid="00243493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1" fo:font-size="18pt" fo:language="ru" fo:country="RU" officeooo:rsid="002528ab" officeooo:paragraph-rsid="002528ab" style:font-size-asian="18pt" style:font-size-complex="18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8pt" fo:language="en" fo:country="US" fo:font-weight="bold" officeooo:rsid="002528ab" style:font-size-asian="28pt" style:font-weight-asian="bold" style:font-size-complex="28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padding="0.049cm" fo:border-left="none" fo:border-right="none" fo:border-top="none" fo:border-bottom="0.06pt solid #808080" style:shadow="none"/>
      <style:text-properties fo:font-size="8pt" fo:language="en" fo:country="US" officeooo:rsid="002528ab" style:font-size-asian="7pt" style:font-size-complex="8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break-before="page"/>
    </style:style>
    <style:style style:name="P9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style:font-size-asian="10pt" style:font-size-complex="10pt"/>
    </style:style>
    <style:style style:name="P10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36e200" style:font-size-asian="10pt" style:font-size-complex="10pt"/>
    </style:style>
    <style:style style:name="P11" style:family="paragraph" style:parent-style-name="Table_20_Contents">
      <style:paragraph-properties fo:margin-left="0cm" fo:margin-right="0cm" fo:text-indent="0cm" style:auto-text-indent="false" style:writing-mode="page"/>
      <style:text-properties fo:language="ru" fo:country="RU" officeooo:rsid="0036e200" officeooo:paragraph-rsid="0036e200"/>
    </style:style>
    <style:style style:name="P12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P13" style:family="paragraph" style:parent-style-name="Standard">
      <style:paragraph-properties fo:break-before="page"/>
      <style:text-properties officeooo:rsid="00365c9d" officeooo:paragraph-rsid="00365c9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Standard">
      <style:text-properties fo:language="ru" fo:country="RU"/>
    </style:style>
    <style:style style:name="P16" style:family="paragraph" style:parent-style-name="Standard">
      <style:text-properties fo:language="ru" fo:country="RU" officeooo:rsid="000f8345" officeooo:paragraph-rsid="000f8345"/>
    </style:style>
    <style:style style:name="P17" style:family="paragraph" style:parent-style-name="Standard">
      <style:text-properties fo:language="ru" fo:country="RU" officeooo:rsid="0016f41d" officeooo:paragraph-rsid="0016f41d"/>
    </style:style>
    <style:style style:name="P18" style:family="paragraph" style:parent-style-name="Standard">
      <style:text-properties fo:language="ru" fo:country="RU" officeooo:rsid="001c3120" officeooo:paragraph-rsid="001c3120"/>
    </style:style>
    <style:style style:name="P19" style:family="paragraph" style:parent-style-name="Standard">
      <style:text-properties fo:language="ru" fo:country="RU" officeooo:rsid="0039a661" officeooo:paragraph-rsid="00318221"/>
    </style:style>
    <style:style style:name="P20" style:family="paragraph" style:parent-style-name="Standard">
      <style:text-properties fo:language="ru" fo:country="RU" officeooo:rsid="00318221" officeooo:paragraph-rsid="00318221"/>
    </style:style>
    <style:style style:name="P21" style:family="paragraph" style:parent-style-name="Standard">
      <style:text-properties fo:language="ru" fo:country="RU" officeooo:rsid="00351cca" officeooo:paragraph-rsid="00351cca"/>
    </style:style>
    <style:style style:name="P22" style:family="paragraph" style:parent-style-name="Standard">
      <style:text-properties officeooo:rsid="00318221" officeooo:paragraph-rsid="00318221"/>
    </style:style>
    <style:style style:name="P23" style:family="paragraph" style:parent-style-name="Standard">
      <style:text-properties officeooo:rsid="0028f614" officeooo:paragraph-rsid="0028f614"/>
    </style:style>
    <style:style style:name="P24" style:family="paragraph" style:parent-style-name="Standard">
      <style:text-properties officeooo:rsid="00243493" officeooo:paragraph-rsid="00243493"/>
    </style:style>
    <style:style style:name="P25" style:family="paragraph" style:parent-style-name="Standard">
      <style:text-properties officeooo:rsid="00365c9d" officeooo:paragraph-rsid="00365c9d"/>
    </style:style>
    <style:style style:name="P26" style:family="paragraph" style:parent-style-name="Standard">
      <style:text-properties officeooo:rsid="003d0109" officeooo:paragraph-rsid="003d0109"/>
    </style:style>
    <style:style style:name="P27" style:family="paragraph" style:parent-style-name="Standard">
      <style:text-properties officeooo:rsid="003ea271" officeooo:paragraph-rsid="003ea271"/>
    </style:style>
    <style:style style:name="P28" style:family="paragraph" style:parent-style-name="Code">
      <style:text-properties officeooo:rsid="0016f41d" officeooo:paragraph-rsid="0016f41d"/>
    </style:style>
    <style:style style:name="P29" style:family="paragraph" style:parent-style-name="Code">
      <style:text-properties officeooo:rsid="0016f41d" officeooo:paragraph-rsid="0027f85f"/>
    </style:style>
    <style:style style:name="P30" style:family="paragraph" style:parent-style-name="Code">
      <style:text-properties officeooo:paragraph-rsid="001d018d"/>
    </style:style>
    <style:style style:name="P31" style:family="paragraph" style:parent-style-name="Code">
      <style:text-properties officeooo:rsid="0027f85f" officeooo:paragraph-rsid="0027f85f"/>
    </style:style>
    <style:style style:name="P32" style:family="paragraph" style:parent-style-name="Code">
      <style:text-properties officeooo:paragraph-rsid="0039a661"/>
    </style:style>
    <style:style style:name="P33" style:family="paragraph" style:parent-style-name="Quotations">
      <style:text-properties fo:language="ru" fo:country="RU" officeooo:rsid="001c3120" officeooo:paragraph-rsid="001c3120"/>
    </style:style>
    <style:style style:name="P34" style:family="paragraph" style:parent-style-name="Quotations">
      <style:text-properties fo:language="ru" fo:country="RU" officeooo:rsid="0039a661" officeooo:paragraph-rsid="003f6693"/>
    </style:style>
    <style:style style:name="P35" style:family="paragraph" style:parent-style-name="Quotations">
      <style:text-properties officeooo:rsid="001c3120" officeooo:paragraph-rsid="001c3120"/>
    </style:style>
    <style:style style:name="P36" style:family="paragraph" style:parent-style-name="Quotations">
      <style:text-properties officeooo:rsid="001c3120" officeooo:paragraph-rsid="003f6693"/>
    </style:style>
    <style:style style:name="P37" style:family="paragraph" style:parent-style-name="Text_20_body">
      <style:text-properties officeooo:rsid="0036e200" officeooo:paragraph-rsid="0036e200"/>
    </style:style>
    <style:style style:name="P38" style:family="paragraph" style:parent-style-name="Text_20_body">
      <style:text-properties officeooo:paragraph-rsid="0036e200"/>
    </style:style>
    <style:style style:name="P39" style:family="paragraph" style:parent-style-name="Text_20_body">
      <style:text-properties fo:language="ru" fo:country="RU"/>
    </style:style>
    <style:style style:name="P40" style:family="paragraph" style:parent-style-name="Standard">
      <style:text-properties fo:language="ru" fo:country="RU" officeooo:rsid="005436df" officeooo:paragraph-rsid="005436df"/>
    </style:style>
    <style:style style:name="P41" style:family="paragraph" style:parent-style-name="Standard" style:list-style-name="">
      <style:paragraph-properties fo:text-align="justify" style:justify-single-word="false"/>
      <style:text-properties fo:language="ru" fo:country="RU" officeooo:rsid="0097d624" officeooo:paragraph-rsid="0097d624"/>
    </style:style>
    <style:style style:name="P42" style:family="paragraph" style:parent-style-name="Standard">
      <style:text-properties fo:language="ru" fo:country="RU" officeooo:rsid="009d10e1" officeooo:paragraph-rsid="009d10e1"/>
    </style:style>
    <style:style style:name="P43" style:family="paragraph" style:parent-style-name="Standard">
      <style:text-properties fo:language="ru" fo:country="RU" officeooo:rsid="009d10e1" officeooo:paragraph-rsid="009fbec6"/>
    </style:style>
    <style:style style:name="P44" style:family="paragraph" style:parent-style-name="Standard">
      <style:text-properties officeooo:paragraph-rsid="0079a494"/>
    </style:style>
    <style:style style:name="P45" style:family="paragraph" style:parent-style-name="Standard">
      <style:text-properties officeooo:paragraph-rsid="009b22dd"/>
    </style:style>
    <style:style style:name="P46" style:family="paragraph" style:parent-style-name="Text_20_body" style:list-style-name="">
      <style:paragraph-properties fo:text-align="justify" style:justify-single-word="false"/>
      <style:text-properties fo:language="ru" fo:country="RU" officeooo:rsid="0039a661" officeooo:paragraph-rsid="0037440c"/>
    </style:style>
    <style:style style:name="P47" style:family="paragraph" style:parent-style-name="Text_20_body" style:list-style-name="">
      <style:paragraph-properties fo:text-align="justify" style:justify-single-word="false"/>
      <style:text-properties fo:language="ru" fo:country="RU" officeooo:rsid="003d0109" officeooo:paragraph-rsid="003d0109"/>
    </style:style>
    <style:style style:name="P48" style:family="paragraph" style:parent-style-name="Text_20_body" style:list-style-name="">
      <style:paragraph-properties fo:text-align="justify" style:justify-single-word="false"/>
      <style:text-properties fo:language="ru" fo:country="RU" officeooo:rsid="006fa720" officeooo:paragraph-rsid="006fa720"/>
    </style:style>
    <style:style style:name="P49" style:family="paragraph" style:parent-style-name="Text_20_body" style:list-style-name="">
      <style:paragraph-properties fo:text-align="justify" style:justify-single-word="false"/>
      <style:text-properties fo:language="ru" fo:country="RU" officeooo:rsid="007fe07a" officeooo:paragraph-rsid="007fe07a"/>
    </style:style>
    <style:style style:name="P50" style:family="paragraph" style:parent-style-name="Text_20_body">
      <style:text-properties fo:language="ru" fo:country="RU" officeooo:rsid="009d10e1" officeooo:paragraph-rsid="009d10e1"/>
    </style:style>
    <style:style style:name="P51" style:family="paragraph" style:parent-style-name="Text_20_body" style:list-style-name="">
      <style:paragraph-properties fo:text-align="justify" style:justify-single-word="false"/>
      <style:text-properties officeooo:rsid="0037440c" officeooo:paragraph-rsid="0037440c"/>
    </style:style>
    <style:style style:name="P52" style:family="paragraph" style:parent-style-name="Text_20_body" style:list-style-name="">
      <style:paragraph-properties fo:text-align="justify" style:justify-single-word="false"/>
      <style:text-properties fo:language="en" fo:country="US" officeooo:rsid="003d0109" officeooo:paragraph-rsid="003d0109"/>
    </style:style>
    <style:style style:name="P53" style:family="paragraph" style:parent-style-name="Text_20_body">
      <style:text-properties officeooo:paragraph-rsid="005819d2"/>
    </style:style>
    <style:style style:name="P54" style:family="paragraph" style:parent-style-name="Text_20_body">
      <style:text-properties officeooo:paragraph-rsid="0079a494"/>
    </style:style>
    <style:style style:name="P55" style:family="paragraph" style:parent-style-name="Text_20_body">
      <style:text-properties officeooo:rsid="009b22dd" officeooo:paragraph-rsid="009b22dd"/>
    </style:style>
    <style:style style:name="P56" style:family="paragraph" style:parent-style-name="Text_20_body">
      <style:text-properties officeooo:paragraph-rsid="009bee1e"/>
    </style:style>
    <style:style style:name="P57" style:family="paragraph" style:parent-style-name="Text_20_body">
      <style:text-properties officeooo:rsid="00a3543e" officeooo:paragraph-rsid="00a3543e"/>
    </style:style>
    <style:style style:name="P58" style:family="paragraph" style:parent-style-name="Text_20_body">
      <style:paragraph-properties fo:break-before="page"/>
    </style:style>
    <style:style style:name="P59" style:family="paragraph" style:parent-style-name="Text_20_body">
      <style:paragraph-properties fo:break-before="page"/>
      <style:text-properties officeooo:paragraph-rsid="0079a494"/>
    </style:style>
    <style:style style:name="P60" style:family="paragraph" style:parent-style-name="Text_20_body">
      <style:paragraph-properties fo:break-before="page"/>
      <style:text-properties fo:language="ru" fo:country="RU" officeooo:rsid="009d10e1" officeooo:paragraph-rsid="009fbec6"/>
    </style:style>
    <style:style style:name="P61" style:family="paragraph" style:parent-style-name="Text_20_body">
      <style:paragraph-properties fo:break-before="page"/>
      <style:text-properties fo:language="ru" fo:country="RU" officeooo:rsid="009d10e1" officeooo:paragraph-rsid="00a0d24c"/>
    </style:style>
    <style:style style:name="P62" style:family="paragraph" style:parent-style-name="Text_20_body">
      <style:paragraph-properties fo:break-before="page"/>
      <style:text-properties officeooo:rsid="009b22dd" officeooo:paragraph-rsid="009b22dd"/>
    </style:style>
    <style:style style:name="P63" style:family="paragraph" style:parent-style-name="Text_20_body">
      <style:paragraph-properties fo:break-before="column"/>
      <style:text-properties officeooo:rsid="009b22dd" officeooo:paragraph-rsid="009b22dd"/>
    </style:style>
    <style:style style:name="P64" style:family="paragraph" style:parent-style-name="Code">
      <style:text-properties officeooo:paragraph-rsid="006c2c27"/>
    </style:style>
    <style:style style:name="P65" style:family="paragraph" style:parent-style-name="Code">
      <style:text-properties officeooo:paragraph-rsid="006c78bd"/>
    </style:style>
    <style:style style:name="P66" style:family="paragraph" style:parent-style-name="Code">
      <style:text-properties fo:language="en" fo:country="US" officeooo:rsid="006c78bd" officeooo:paragraph-rsid="006c78bd"/>
    </style:style>
    <style:style style:name="P67" style:family="paragraph" style:parent-style-name="Code">
      <style:text-properties officeooo:paragraph-rsid="0086d122"/>
    </style:style>
    <style:style style:name="P68" style:family="paragraph" style:parent-style-name="Code">
      <style:text-properties officeooo:paragraph-rsid="0088a185"/>
    </style:style>
    <style:style style:name="P69" style:family="paragraph" style:parent-style-name="Text">
      <style:text-properties fo:language="ru" fo:country="RU" officeooo:rsid="0016f41d" officeooo:paragraph-rsid="0090973a"/>
    </style:style>
    <style:style style:name="P70" style:family="paragraph" style:parent-style-name="Text">
      <style:paragraph-properties fo:break-before="page"/>
    </style:style>
    <style:style style:name="P71" style:family="paragraph" style:parent-style-name="Text">
      <style:paragraph-properties fo:break-before="page"/>
      <style:text-properties fo:language="ru" fo:country="RU" officeooo:rsid="0016f41d" officeooo:paragraph-rsid="0090973a"/>
    </style:style>
    <style:style style:name="P7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0f57b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9a494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7a889c" style:font-size-asian="8pt" style:font-weight-asian="bold" style:font-size-complex="8pt" style:font-weight-complex="bold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7d624" style:font-size-asian="8pt" style:font-weight-asian="bold" style:font-size-complex="8pt" style:font-weight-complex="bold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d10e1" style:font-size-asian="8pt" style:font-weight-asian="bold" style:font-size-complex="8pt" style:font-weight-complex="bold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70f57b" officeooo:paragraph-rsid="009fbec6" style:font-size-asian="8pt" style:font-weight-asian="bold" style:font-size-complex="8pt" style:font-weight-complex="bold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0f57b" style:font-size-asian="8pt" style:font-weight-asian="bold" style:font-size-complex="8pt" style:font-weight-complex="bold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9a494" style:font-size-asian="8pt" style:font-weight-asian="bold" style:font-size-complex="8pt" style:font-weight-complex="bold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7a889c" style:font-size-asian="8pt" style:font-weight-asian="bold" style:font-size-complex="8pt" style:font-weight-complex="bold"/>
    </style:style>
    <style:style style:name="P81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7d624" style:font-size-asian="8pt" style:font-weight-asian="bold" style:font-size-complex="8pt" style:font-weight-complex="bold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d10e1" style:font-size-asian="8pt" style:font-weight-asian="bold" style:font-size-complex="8pt" style:font-weight-complex="bold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70f57b" officeooo:paragraph-rsid="009fbec6" style:font-size-asian="8pt" style:font-weight-asian="bold" style:font-size-complex="8pt" style:font-weight-complex="bold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8pt" fo:font-weight="bold" officeooo:rsid="009b22dd" officeooo:paragraph-rsid="009b22dd" style:font-size-asian="8pt" style:font-weight-asian="bold" style:font-size-complex="8pt" style:font-weight-complex="bold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8pt" fo:font-weight="bold" officeooo:rsid="009b22dd" officeooo:paragraph-rsid="009b22dd" style:font-size-asian="8pt" style:font-weight-asian="bold" style:font-size-complex="8pt" style:font-weight-complex="bold"/>
    </style:style>
    <style:style style:name="P86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9pt" officeooo:paragraph-rsid="009b22dd" style:font-size-asian="9pt" style:font-size-complex="9pt"/>
    </style:style>
    <style:style style:name="P87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style:font-size-asian="10pt" style:font-size-complex="10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style:font-size-asian="10pt" style:font-size-complex="10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37534" style:font-size-asian="10pt" style:font-size-complex="10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9a494" style:font-size-asian="10pt" style:font-size-complex="10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7a889c" style:font-size-asian="10pt" style:font-size-complex="10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7d624" style:font-size-asian="10pt" style:font-size-complex="10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d10e1" style:font-size-asian="10pt" style:font-size-complex="10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officeooo:paragraph-rsid="009fbec6" style:font-size-asian="10pt" style:font-size-complex="10pt"/>
    </style:style>
    <style:style style:name="P95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8e2c8" style:font-size-asian="10pt" style:font-size-complex="10pt"/>
    </style:style>
    <style:style style:name="P96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9a494" style:font-size-asian="10pt" style:font-size-complex="10pt"/>
    </style:style>
    <style:style style:name="P97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7a889c" style:font-size-asian="10pt" style:font-size-complex="10pt"/>
    </style:style>
    <style:style style:name="P98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7d624" style:font-size-asian="10pt" style:font-size-complex="10pt"/>
    </style:style>
    <style:style style:name="P99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d10e1" style:font-size-asian="10pt" style:font-size-complex="10pt"/>
    </style:style>
    <style:style style:name="P100" style:family="paragraph" style:parent-style-name="Table_20_Contents">
      <style:paragraph-properties fo:margin-left="0cm" fo:margin-right="0cm" fo:text-indent="0cm" style:auto-text-indent="false" style:writing-mode="page"/>
      <style:text-properties style:font-name="Courier New1" fo:font-size="10pt" officeooo:paragraph-rsid="009fbec6" style:font-size-asian="10pt" style:font-size-complex="10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fo:language="en" fo:country="US" officeooo:rsid="009d10e1" officeooo:paragraph-rsid="009d10e1" style:font-size-asian="10pt" style:font-size-complex="10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Courier New1" fo:font-size="10pt" fo:language="en" fo:country="US" officeooo:rsid="009d10e1" officeooo:paragraph-rsid="009fbec6" style:font-size-asian="10pt" style:font-size-complex="10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37534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9a494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7a889c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7d624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d10e1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37534" officeooo:paragraph-rsid="009fbec6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9226c" officeooo:paragraph-rsid="0079a494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79226c" officeooo:paragraph-rsid="007a889c" style:font-size-asian="10pt" style:font-size-complex="10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fo:font-size="10pt" fo:language="ru" fo:country="RU" officeooo:rsid="009d10e1" officeooo:paragraph-rsid="009d10e1" style:font-size-asian="10pt" style:font-size-complex="10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fo:language="ru" fo:country="RU" officeooo:rsid="009d10e1" officeooo:paragraph-rsid="009d10e1" style:font-size-asian="10pt" style:font-size-complex="10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53bf9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9a494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7a889c" style:font-size-asian="10pt" style:font-size-complex="10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53bf9" officeooo:paragraph-rsid="0097d624" style:font-size-asian="10pt" style:font-size-complex="10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78e2c8" style:font-size-asian="10pt" style:font-size-complex="10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79a494" style:font-size-asian="10pt" style:font-size-complex="10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7d624" style:font-size-asian="10pt" style:font-size-complex="10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d10e1" style:font-size-asian="10pt" style:font-size-complex="10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78e2c8" officeooo:paragraph-rsid="009fbec6" style:font-size-asian="10pt" style:font-size-complex="10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edeba" officeooo:paragraph-rsid="009edeba" style:font-size-asian="10pt" style:font-size-complex="10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edeba" officeooo:paragraph-rsid="009fbec6" style:font-size-asian="10pt" style:font-size-complex="10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f0d3e" officeooo:paragraph-rsid="009f0d3e" style:font-size-asian="10pt" style:font-size-complex="10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fo:font-size="10pt" officeooo:rsid="009f0d3e" officeooo:paragraph-rsid="009fbec6" style:font-size-asian="10pt" style:font-size-complex="10pt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officeooo:rsid="009b22dd" officeooo:paragraph-rsid="009b22dd" style:font-size-asian="10pt" style:font-size-complex="10pt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officeooo:rsid="009b22dd" officeooo:paragraph-rsid="009ceb34" style:font-size-asian="10pt" style:font-size-complex="10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style:font-name="Liberation Serif" fo:font-size="10pt" officeooo:rsid="00753bf9" officeooo:paragraph-rsid="009bee1e" style:font-size-asian="10pt" style:font-size-complex="10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 style:writing-mode="page"/>
      <style:text-properties style:font-name="Liberation Serif" fo:font-size="10pt" officeooo:rsid="00753bf9" officeooo:paragraph-rsid="009ceb34" style:font-size-asian="10pt" style:font-size-complex="10pt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ru" fo:country="RU" officeooo:rsid="009b22dd" officeooo:paragraph-rsid="009b22dd" style:font-size-asian="10pt" style:font-size-complex="10pt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ru" fo:country="RU" officeooo:rsid="009ceb34" officeooo:paragraph-rsid="009ceb34" style:font-size-asian="10pt" style:font-size-complex="10pt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page"/>
      <style:text-properties style:font-name="Liberation Serif" fo:font-size="10pt" fo:language="en" fo:country="US" officeooo:rsid="009ceb34" officeooo:paragraph-rsid="009ceb34" style:font-size-asian="10pt" style:font-size-complex="10pt"/>
    </style:style>
    <style:style style:name="P133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53bf9" style:font-size-asian="10pt" style:font-size-complex="10pt"/>
    </style:style>
    <style:style style:name="P134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8e2c8" style:font-size-asian="10pt" style:font-size-complex="10pt"/>
    </style:style>
    <style:style style:name="P135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9a494" style:font-size-asian="10pt" style:font-size-complex="10pt"/>
    </style:style>
    <style:style style:name="P136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7d624" style:font-size-asian="10pt" style:font-size-complex="10pt"/>
    </style:style>
    <style:style style:name="P137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d10e1" style:font-size-asian="10pt" style:font-size-complex="10pt"/>
    </style:style>
    <style:style style:name="P138" style:family="paragraph" style:parent-style-name="Table_20_Contents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bec6" style:font-size-asian="10pt" style:font-size-complex="10pt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78e2c8" style:font-size-asian="10pt" style:font-size-complex="10pt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7d624" style:font-size-asian="10pt" style:font-size-complex="10pt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d10e1" style:font-size-asian="10pt" style:font-size-complex="10pt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0d3e" style:font-size-asian="10pt" style:font-size-complex="10pt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bec6" style:font-size-asian="10pt" style:font-size-complex="10pt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officeooo:rsid="00753bf9" officeooo:paragraph-rsid="009feddc" style:font-size-asian="10pt" style:font-size-complex="10pt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fo:font-weight="bold" officeooo:rsid="00753bf9" officeooo:paragraph-rsid="009fbec6" style:font-size-asian="10pt" style:font-weight-asian="bold" style:font-size-complex="10pt" style:font-weight-complex="bold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/>
      <style:text-properties fo:font-size="10pt" fo:font-weight="bold" officeooo:rsid="00753bf9" officeooo:paragraph-rsid="009feddc" style:font-size-asian="10pt" style:font-weight-asian="bold" style:font-size-complex="10pt" style:font-weight-complex="bold"/>
    </style:style>
    <style:style style:name="P1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Heading_20_2" style:list-style-name="">
      <style:paragraph-properties fo:text-align="justify" style:justify-single-word="false"/>
      <style:text-properties officeooo:rsid="0037440c" officeooo:paragraph-rsid="0037440c"/>
    </style:style>
    <style:style style:name="P149" style:family="paragraph" style:parent-style-name="Heading_20_2">
      <style:text-properties officeooo:rsid="0036e200" officeooo:paragraph-rsid="0036e200"/>
    </style:style>
    <style:style style:name="P150" style:family="paragraph" style:parent-style-name="Heading_20_2">
      <style:paragraph-properties fo:break-before="page"/>
    </style:style>
    <style:style style:name="P151" style:family="paragraph" style:parent-style-name="Heading_20_2">
      <style:paragraph-properties fo:break-before="page"/>
      <style:text-properties fo:language="ru" fo:country="RU" officeooo:rsid="004bdd0b" officeooo:paragraph-rsid="004bdd0b"/>
    </style:style>
    <style:style style:name="P152" style:family="paragraph" style:parent-style-name="Heading_20_2">
      <style:paragraph-properties fo:break-before="page"/>
      <style:text-properties fo:language="ru" fo:country="RU" officeooo:rsid="002b0e8f" officeooo:paragraph-rsid="002ce611"/>
    </style:style>
    <style:style style:name="P153" style:family="paragraph" style:parent-style-name="Heading_20_2" style:list-style-name="">
      <style:paragraph-properties fo:line-height="100%" fo:text-align="justify" style:justify-single-word="false" fo:break-before="page"/>
      <style:text-properties fo:language="ru" fo:country="RU" officeooo:rsid="003ea271" officeooo:paragraph-rsid="003ea271"/>
    </style:style>
    <style:style style:name="P154" style:family="paragraph" style:parent-style-name="Heading_20_2">
      <style:paragraph-properties fo:break-before="page"/>
      <style:text-properties officeooo:paragraph-rsid="009d10e1"/>
    </style:style>
    <style:style style:name="P1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7" style:family="paragraph" style:parent-style-name="Heading_20_1">
      <style:text-properties officeooo:rsid="0037440c" officeooo:paragraph-rsid="0037440c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>
      <style:paragraph-properties fo:break-before="page"/>
      <style:text-properties fo:language="ru" fo:country="RU" officeooo:rsid="003d0109" officeooo:paragraph-rsid="003d0109"/>
    </style:style>
    <style:style style:name="P160" style:family="paragraph" style:parent-style-name="Heading_20_1">
      <style:paragraph-properties fo:break-before="page"/>
      <style:text-properties fo:language="ru" fo:country="RU" officeooo:rsid="0036e200" officeooo:paragraph-rsid="0036e200"/>
    </style:style>
    <style:style style:name="P161" style:family="paragraph" style:parent-style-name="Heading_20_3">
      <style:text-properties fo:language="en" fo:country="US" officeooo:paragraph-rsid="009bee1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3420"/>
    </style:style>
    <style:style style:name="T3" style:family="text">
      <style:text-properties fo:language="en" fo:country="US" officeooo:rsid="001b75d8"/>
    </style:style>
    <style:style style:name="T4" style:family="text">
      <style:text-properties fo:language="en" fo:country="US" officeooo:rsid="001d018d"/>
    </style:style>
    <style:style style:name="T5" style:family="text">
      <style:text-properties fo:language="en" fo:country="US" officeooo:rsid="00351cca"/>
    </style:style>
    <style:style style:name="T6" style:family="text">
      <style:text-properties fo:language="en" fo:country="US" officeooo:rsid="00365c9d"/>
    </style:style>
    <style:style style:name="T7" style:family="text">
      <style:text-properties fo:language="en" fo:country="US" officeooo:rsid="0039a661"/>
    </style:style>
    <style:style style:name="T8" style:family="text">
      <style:text-properties fo:language="en" fo:country="US" officeooo:rsid="0052e5bd"/>
    </style:style>
    <style:style style:name="T9" style:family="text">
      <style:text-properties fo:language="en" fo:country="US" officeooo:rsid="00585bd8"/>
    </style:style>
    <style:style style:name="T10" style:family="text">
      <style:text-properties fo:language="en" fo:country="US" officeooo:rsid="005a5e9a"/>
    </style:style>
    <style:style style:name="T11" style:family="text">
      <style:text-properties fo:language="en" fo:country="US" officeooo:rsid="00689b3e"/>
    </style:style>
    <style:style style:name="T12" style:family="text">
      <style:text-properties fo:language="en" fo:country="US" officeooo:rsid="006c2c27"/>
    </style:style>
    <style:style style:name="T13" style:family="text">
      <style:text-properties fo:language="en" fo:country="US" officeooo:rsid="006c78bd"/>
    </style:style>
    <style:style style:name="T14" style:family="text">
      <style:text-properties fo:language="en" fo:country="US" officeooo:rsid="00737534"/>
    </style:style>
    <style:style style:name="T15" style:family="text">
      <style:text-properties fo:language="en" fo:country="US" officeooo:rsid="007cf162"/>
    </style:style>
    <style:style style:name="T16" style:family="text">
      <style:text-properties fo:language="en" fo:country="US" officeooo:rsid="00832ff7"/>
    </style:style>
    <style:style style:name="T17" style:family="text">
      <style:text-properties fo:language="en" fo:country="US" officeooo:rsid="0088a185"/>
    </style:style>
    <style:style style:name="T18" style:family="text">
      <style:text-properties fo:language="en" fo:country="US" officeooo:rsid="009b22dd"/>
    </style:style>
    <style:style style:name="T19" style:family="text">
      <style:text-properties fo:language="en" fo:country="US" officeooo:rsid="009bee1e"/>
    </style:style>
    <style:style style:name="T20" style:family="text">
      <style:text-properties fo:language="en" fo:country="US" officeooo:rsid="009ceb34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205d4a"/>
    </style:style>
    <style:style style:name="T23" style:family="text">
      <style:text-properties fo:language="ru" fo:country="RU" officeooo:rsid="00351cca"/>
    </style:style>
    <style:style style:name="T24" style:family="text">
      <style:text-properties fo:language="ru" fo:country="RU" officeooo:rsid="0035efe2"/>
    </style:style>
    <style:style style:name="T25" style:family="text">
      <style:text-properties fo:language="ru" fo:country="RU" officeooo:rsid="00374f7c"/>
    </style:style>
    <style:style style:name="T26" style:family="text">
      <style:text-properties fo:language="ru" fo:country="RU" officeooo:rsid="003977f1"/>
    </style:style>
    <style:style style:name="T27" style:family="text">
      <style:text-properties fo:language="ru" fo:country="RU" officeooo:rsid="0039a661"/>
    </style:style>
    <style:style style:name="T28" style:family="text">
      <style:text-properties fo:language="ru" fo:country="RU" officeooo:rsid="003a3567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78e2c8" style:font-weight-asian="bold" style:font-weight-complex="bold"/>
    </style:style>
    <style:style style:name="T31" style:family="text">
      <style:text-properties fo:language="ru" fo:country="RU" officeooo:rsid="003f6693"/>
    </style:style>
    <style:style style:name="T32" style:family="text">
      <style:text-properties fo:language="ru" fo:country="RU" officeooo:rsid="00585bd8"/>
    </style:style>
    <style:style style:name="T33" style:family="text">
      <style:text-properties fo:language="ru" fo:country="RU" officeooo:rsid="005a5e9a"/>
    </style:style>
    <style:style style:name="T34" style:family="text">
      <style:text-properties fo:language="ru" fo:country="RU" officeooo:rsid="0078e2c8"/>
    </style:style>
    <style:style style:name="T35" style:family="text">
      <style:text-properties fo:language="ru" fo:country="RU" officeooo:rsid="0079226c"/>
    </style:style>
    <style:style style:name="T36" style:family="text">
      <style:text-properties fo:language="ru" fo:country="RU" officeooo:rsid="007a889c"/>
    </style:style>
    <style:style style:name="T37" style:family="text">
      <style:text-properties fo:language="ru" fo:country="RU" officeooo:rsid="007c3118"/>
    </style:style>
    <style:style style:name="T38" style:family="text">
      <style:text-properties fo:language="ru" fo:country="RU" officeooo:rsid="007cf162"/>
    </style:style>
    <style:style style:name="T39" style:family="text">
      <style:text-properties fo:language="ru" fo:country="RU" officeooo:rsid="009f0d3e"/>
    </style:style>
    <style:style style:name="T40" style:family="text">
      <style:text-properties fo:language="ru" fo:country="RU" officeooo:rsid="009fbec6"/>
    </style:style>
    <style:style style:name="T41" style:family="text">
      <style:text-properties fo:language="ru" fo:country="RU" fo:font-weight="normal" officeooo:rsid="0078e2c8" style:font-weight-asian="normal" style:font-weight-complex="normal"/>
    </style:style>
    <style:style style:name="T42" style:family="text">
      <style:text-properties fo:language="ru" fo:country="RU" fo:font-weight="normal" officeooo:rsid="009fbec6" style:font-weight-asian="normal" style:font-weight-complex="normal"/>
    </style:style>
    <style:style style:name="T43" style:family="text">
      <style:text-properties fo:language="ru" fo:country="RU" officeooo:rsid="00a3edd8"/>
    </style:style>
    <style:style style:name="T44" style:family="text">
      <style:text-properties fo:language="lv" fo:country="LV"/>
    </style:style>
    <style:style style:name="T45" style:family="text">
      <style:text-properties fo:language="lv" fo:country="LV" officeooo:rsid="0012bad0"/>
    </style:style>
    <style:style style:name="T46" style:family="text">
      <style:text-properties officeooo:rsid="0012bad0"/>
    </style:style>
    <style:style style:name="T47" style:family="text">
      <style:text-properties officeooo:rsid="0016f41d"/>
    </style:style>
    <style:style style:name="T48" style:family="text">
      <style:text-properties officeooo:rsid="00178230"/>
    </style:style>
    <style:style style:name="T49" style:family="text">
      <style:text-properties officeooo:rsid="001d018d"/>
    </style:style>
    <style:style style:name="T50" style:family="text">
      <style:text-properties officeooo:rsid="0027f85f"/>
    </style:style>
    <style:style style:name="T51" style:family="text">
      <style:text-properties officeooo:rsid="0028cf9a"/>
    </style:style>
    <style:style style:name="T52" style:family="text">
      <style:text-properties officeooo:rsid="002a5cc2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officeooo:rsid="002d26f4"/>
    </style:style>
    <style:style style:name="T55" style:family="text">
      <style:text-properties officeooo:rsid="0030801e"/>
    </style:style>
    <style:style style:name="T56" style:family="text">
      <style:text-properties officeooo:rsid="0039beb6"/>
    </style:style>
    <style:style style:name="T57" style:family="text">
      <style:text-properties officeooo:rsid="003a3567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243493"/>
    </style:style>
    <style:style style:name="T60" style:family="text">
      <style:text-properties officeooo:rsid="0052e5bd"/>
    </style:style>
    <style:style style:name="T61" style:family="text">
      <style:text-properties officeooo:rsid="005819d2"/>
    </style:style>
    <style:style style:name="T62" style:family="text">
      <style:text-properties officeooo:rsid="00585bd8"/>
    </style:style>
    <style:style style:name="T63" style:family="text">
      <style:text-properties officeooo:rsid="00602272"/>
    </style:style>
    <style:style style:name="T64" style:family="text">
      <style:text-properties officeooo:rsid="006c2c27"/>
    </style:style>
    <style:style style:name="T65" style:family="text">
      <style:text-properties officeooo:rsid="0079226c"/>
    </style:style>
    <style:style style:name="T66" style:family="text">
      <style:text-properties officeooo:rsid="0079a494"/>
    </style:style>
    <style:style style:name="T67" style:family="text">
      <style:text-properties officeooo:rsid="007a889c"/>
    </style:style>
    <style:style style:name="T68" style:family="text">
      <style:text-properties officeooo:rsid="007c3118"/>
    </style:style>
    <style:style style:name="T69" style:family="text">
      <style:text-properties officeooo:rsid="007cf162"/>
    </style:style>
    <style:style style:name="T70" style:family="text">
      <style:text-properties officeooo:rsid="00832ff7"/>
    </style:style>
    <style:style style:name="T71" style:family="text">
      <style:text-properties officeooo:rsid="0097d624"/>
    </style:style>
    <style:style style:name="T72" style:family="text">
      <style:text-properties officeooo:rsid="009b22dd"/>
    </style:style>
    <style:style style:name="T73" style:family="text">
      <style:text-properties officeooo:rsid="009bee1e"/>
    </style:style>
    <style:style style:name="T74" style:family="text">
      <style:text-properties officeooo:rsid="009f0d3e"/>
    </style:style>
    <style:style style:name="T75" style:family="text">
      <style:text-properties officeooo:rsid="00a0d2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ITOO</text:p>
      <text:p text:style-name="P6"/>
      <text:p text:style-name="P4">серверная платформа</text:p>
      <text:p text:style-name="P7"/>
      <text:p text:style-name="P7"/>
      <text:p text:style-name="P8"/>
      <text:table-of-content text:style-name="Sect1" text:protected="true" text:name="Table of Contents1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47"><text:a xlink:type="simple" xlink:href="#__RefHeading___Toc665_644143898" text:style-name="Index_20_Link" text:visited-style-name="Index_20_Link">Вступление<text:tab/>3</text:a></text:p>
          <text:p text:style-name="P156"><text:a xlink:type="simple" xlink:href="#__RefHeading___Toc667_644143898" text:style-name="Index_20_Link" text:visited-style-name="Index_20_Link">Что такое unitoo?<text:tab/>3</text:a></text:p>
          <text:p text:style-name="P156"><text:a xlink:type="simple" xlink:href="#__RefHeading___Toc669_644143898" text:style-name="Index_20_Link" text:visited-style-name="Index_20_Link">Начиная<text:tab/>3</text:a></text:p>
          <text:p text:style-name="P156"><text:a xlink:type="simple" xlink:href="#__RefHeading___Toc671_644143898" text:style-name="Index_20_Link" text:visited-style-name="Index_20_Link">Первое приложение<text:tab/>6</text:a></text:p>
          <text:p text:style-name="P147"><text:a xlink:type="simple" xlink:href="#__RefHeading___Toc1648_1935073347" text:style-name="Index_20_Link" text:visited-style-name="Index_20_Link">Компоненты<text:tab/>8</text:a></text:p>
          <text:p text:style-name="P147"><text:a xlink:type="simple" xlink:href="#__RefHeading___Toc1650_1935073347" text:style-name="Index_20_Link" text:visited-style-name="Index_20_Link">Общие сведения<text:tab/>8</text:a></text:p>
          <text:p text:style-name="P156"><text:a xlink:type="simple" xlink:href="#__RefHeading___Toc1662_1935073347" text:style-name="Index_20_Link" text:visited-style-name="Index_20_Link">Журналы<text:tab/>9</text:a></text:p>
          <text:p text:style-name="P156"><text:a xlink:type="simple" xlink:href="#__RefHeading___Toc1664_1935073347" text:style-name="Index_20_Link" text:visited-style-name="Index_20_Link">Форматы<text:tab/>11</text:a></text:p>
          <text:p text:style-name="P156"><text:a xlink:type="simple" xlink:href="#__RefHeading___Toc1666_1935073347" text:style-name="Index_20_Link" text:visited-style-name="Index_20_Link">Справочники<text:tab/>12</text:a></text:p>
          <text:p text:style-name="P156"><text:a xlink:type="simple" xlink:href="#__RefHeading___Toc1668_1935073347" text:style-name="Index_20_Link" text:visited-style-name="Index_20_Link">Счетчики<text:tab/>13</text:a></text:p>
          <text:p text:style-name="P156"><text:a xlink:type="simple" xlink:href="#__RefHeading___Toc1670_1935073347" text:style-name="Index_20_Link" text:visited-style-name="Index_20_Link">Внешние сервисы<text:tab/>14</text:a></text:p>
          <text:p text:style-name="P155"><text:a xlink:type="simple" xlink:href="#__RefHeading___Toc1672_1935073347" text:style-name="Index_20_Link" text:visited-style-name="Index_20_Link">HTTP<text:tab/>14</text:a></text:p>
          <text:p text:style-name="P156"><text:a xlink:type="simple" xlink:href="#__RefHeading___Toc1674_1935073347" text:style-name="Index_20_Link" text:visited-style-name="Index_20_Link">Внутренние сервисы<text:tab/>15</text:a></text:p>
          <text:p text:style-name="P156"><text:a xlink:type="simple" xlink:href="#__RefHeading___Toc1676_1935073347" text:style-name="Index_20_Link" text:visited-style-name="Index_20_Link">Контроллеры<text:tab/>17</text:a></text:p>
          <text:p text:style-name="P156"><text:a xlink:type="simple" xlink:href="#__RefHeading___Toc1678_1935073347" text:style-name="Index_20_Link" text:visited-style-name="Index_20_Link">Безопасность<text:tab/>19</text:a></text:p>
          <text:p text:style-name="P156"><text:a xlink:type="simple" xlink:href="#__RefHeading___Toc1680_1935073347" text:style-name="Index_20_Link" text:visited-style-name="Index_20_Link">Фоновые задачи<text:tab/>23</text:a></text:p>
          <text:p text:style-name="P156"><text:a xlink:type="simple" xlink:href="#__RefHeading___Toc1682_1935073347" text:style-name="Index_20_Link" text:visited-style-name="Index_20_Link">SQL<text:tab/>24</text:a></text:p>
          <text:p text:style-name="P147"><text:a xlink:type="simple" xlink:href="#__RefHeading___Toc697_644143898" text:style-name="Index_20_Link" text:visited-style-name="Index_20_Link">Вспомогательные объекты<text:tab/>25</text:a></text:p>
          <text:p text:style-name="P156"><text:a xlink:type="simple" xlink:href="#__RefHeading___Toc1684_1935073347" text:style-name="Index_20_Link" text:visited-style-name="Index_20_Link">Управление настройками<text:tab/>25</text:a></text:p>
          <text:p text:style-name="P156"><text:a xlink:type="simple" xlink:href="#__RefHeading___Toc583_1935073347" text:style-name="Index_20_Link" text:visited-style-name="Index_20_Link">Значения по-умолчанию<text:tab/>28</text:a></text:p>
          <text:p text:style-name="P156"><text:a xlink:type="simple" xlink:href="#__RefHeading___Toc1686_1935073347" text:style-name="Index_20_Link" text:visited-style-name="Index_20_Link">Менеджеры внешних данных<text:tab/>29</text:a></text:p>
          <text:p text:style-name="P155"><text:a xlink:type="simple" xlink:href="#__RefHeading___Toc1688_1935073347" text:style-name="Index_20_Link" text:visited-style-name="Index_20_Link">Конфигурации<text:tab/>29</text:a></text:p>
          <text:p text:style-name="P155"><text:a xlink:type="simple" xlink:href="#__RefHeading___Toc1690_1935073347" text:style-name="Index_20_Link" text:visited-style-name="Index_20_Link">Локализации<text:tab/>29</text:a></text:p>
          <text:p text:style-name="P155"><text:a xlink:type="simple" xlink:href="#__RefHeading___Toc1692_1935073347" text:style-name="Index_20_Link" text:visited-style-name="Index_20_Link">Справочники<text:tab/>29</text:a></text:p>
          <text:p text:style-name="P156"><text:a xlink:type="simple" xlink:href="#__RefHeading___Toc1694_1935073347" text:style-name="Index_20_Link" text:visited-style-name="Index_20_Link">Синтетические объекты<text:tab/>30</text:a></text:p>
          <text:p text:style-name="P155"><text:a xlink:type="simple" xlink:href="#__RefHeading___Toc1696_1935073347" text:style-name="Index_20_Link" text:visited-style-name="Index_20_Link">IJsonObject<text:tab/>30</text:a></text:p>
          <text:p text:style-name="P155"><text:a xlink:type="simple" xlink:href="#__RefHeading___Toc1698_1935073347" text:style-name="Index_20_Link" text:visited-style-name="Index_20_Link">RequestFile<text:tab/>30</text:a></text:p>
          <text:p text:style-name="P155"><text:a xlink:type="simple" xlink:href="#__RefHeading___Toc1700_1935073347" text:style-name="Index_20_Link" text:visited-style-name="Index_20_Link">IResponseOptions<text:tab/>30</text:a></text:p>
          <text:p text:style-name="P155"><text:a xlink:type="simple" xlink:href="#__RefHeading___Toc1911_1988715734" text:style-name="Index_20_Link" text:visited-style-name="Index_20_Link">RequestAddress<text:tab/>30</text:a></text:p>
          <text:p text:style-name="P147"><text:a xlink:type="simple" xlink:href="#__RefHeading___Toc1702_1935073347" text:style-name="Index_20_Link" text:visited-style-name="Index_20_Link">Приложения<text:tab/>31</text:a></text:p>
          <text:p text:style-name="P156"><text:a xlink:type="simple" xlink:href="#__RefHeading___Toc1704_1935073347" text:style-name="Index_20_Link" text:visited-style-name="Index_20_Link">Предопределенные настройки<text:tab/>31</text:a></text:p>
        </text:index-body>
      </text:table-of-content>
      <text:p text:style-name="Text_20_body"/>
      <text:p text:style-name="Text_20_body"/>
      <text:h text:style-name="P158" text:outline-level="1"><text:bookmark-start text:name="__RefHeading___Toc665_644143898"/>Вступление<text:bookmark-end text:name="__RefHeading___Toc665_644143898"/></text:h>
      <text:p text:style-name="P16"/>
      <text:h text:style-name="Heading_20_2" text:outline-level="2"><text:bookmark-start text:name="__RefHeading___Toc667_644143898"/>Что такое unitoo?<text:bookmark-end text:name="__RefHeading___Toc667_644143898"/></text:h>
      <text:p text:style-name="Text_20_body">Unitoo – это платформа на языке программирования <text:span text:style-name="T1">Java </text:span>для формирования backend приложения, основанная на Apache Tomcat. С помо<text:span text:style-name="T54">щ</text:span>ью нее легко и быстро решаются такие традиционные задачи как прием/отправка http запросов, логирование, доступ к базам данных (с использованием sql-on-fly), сервисы, фоновые задачи и многое другое.</text:p>
      <text:p text:style-name="P16"/>
      <text:h text:style-name="Heading_20_2" text:outline-level="2"><text:bookmark-start text:name="__RefHeading___Toc669_644143898"/>Начиная<text:bookmark-end text:name="__RefHeading___Toc669_644143898"/></text:h>
      <text:p text:style-name="P35"><text:span text:style-name="Main_20_index_20_entry"><text:span text:style-name="T53">Важно</text:span></text:span><text:span text:style-name="Main_20_index_20_entry">!</text:span></text:p>
      <text:p text:style-name="Quotations">Для работы с этой документацией необходимы базовые знания языка программирования <text:span text:style-name="T1">Java, </text:span>основы <text:span text:style-name="T1">HTTP </text:span>и построения <text:span text:style-name="T1">Web п</text:span>риложений.</text:p>
      <text:p text:style-name="Text_20_body">Для начала необходимо создать любым удобным для вас способом проект <text:span text:style-name="T1">Web </text:span>приложения (здесь и далее в примерах будет использоваться сборщик <text:span text:style-name="T1">Apache Maven</text:span>), <text:span text:style-name="T46">например создав </text:span><text:span text:style-name="T45">Maven </text:span><text:span text:style-name="T46">проект. Далее в этом проекте нужно прописать зависимость к библиотеке </text:span><text:span text:style-name="T2">unitoo:</text:span></text:p>
      <text:p text:style-name="Code">&lt;dependency&gt;</text:p>
      <text:p text:style-name="Code"><text:tab/>&lt;groupId&gt;org.master.unitoo&lt;/groupId&gt;</text:p>
      <text:p text:style-name="Code"><text:tab/>&lt;artifactId&gt;unitoo-core&lt;/artifactId&gt;</text:p>
      <text:p text:style-name="Code"><text:tab/>&lt;version&gt;1.0-SNAPSHOT&lt;/version&gt;</text:p>
      <text:p text:style-name="Code">&lt;/dependency&gt;</text:p>
      <text:p text:style-name="Text_20_body">После подключения зависимостей нужно добавить <text:span text:style-name="T47">в проект </text:span>и настроить несколько плагинов:</text:p>
      <text:p text:style-name="P69">Необходимо для сканирования компонентов <text:span text:style-name="T1">unitoo</text:span></text:p>
      <text:p text:style-name="P28">&lt;plugin&gt;</text:p>
      <text:p text:style-name="P28"><text:s text:c="2"/>&lt;groupId&gt;org.master.unitoo&lt;/groupId&gt;</text:p>
      <text:p text:style-name="P28"><text:s text:c="2"/>&lt;artifactId&gt;unitoo-maven-plugin&lt;/artifactId&gt;</text:p>
      <text:p text:style-name="P28"><text:s text:c="2"/>&lt;version&gt;1.0-SNAPSHOT&lt;/version&gt;</text:p>
      <text:p text:style-name="P28"><text:s text:c="2"/>&lt;executions&gt;</text:p>
      <text:p text:style-name="P28"><text:s text:c="4"/>&lt;execution&gt;</text:p>
      <text:p text:style-name="P28"><text:s text:c="6"/>&lt;phase&gt;process-classes&lt;/phase&gt;</text:p>
      <text:p text:style-name="P28"><text:s text:c="6"/>&lt;goals&gt;</text:p>
      <text:p text:style-name="P28"><text:s text:c="8"/>&lt;goal&gt;scan&lt;/goal&gt;</text:p>
      <text:p text:style-name="P28"><text:s text:c="6"/>&lt;/goals&gt;</text:p>
      <text:p text:style-name="P28"><text:s text:c="4"/>&lt;/execution&gt;</text:p>
      <text:p text:style-name="P28"><text:s text:c="2"/>&lt;/executions&gt;</text:p>
      <text:p text:style-name="P28">&lt;/plugin&gt;</text:p>
      <text:p text:style-name="Standard"/>
      <text:p text:style-name="P17"/>
      <text:p text:style-name="P71">Необходимо для <text:span text:style-name="T48">добавления информации</text:span> <text:span text:style-name="T48">о компонентах </text:span><text:span text:style-name="T1">unitoo </text:span><text:span text:style-name="T48">в приложение</text:span></text:p>
      <text:p text:style-name="Code">&lt;plugin&gt;</text:p>
      <text:p text:style-name="Code"><text:s text:c="2"/>&lt;groupId&gt;org.apache.maven.plugins&lt;/groupId&gt;</text:p>
      <text:p text:style-name="Code"><text:s text:c="2"/>&lt;artifactId&gt;maven-war-plugin&lt;/artifactId&gt;</text:p>
      <text:p text:style-name="Code"><text:s text:c="2"/>&lt;version&gt;2.3&lt;/version&gt;</text:p>
      <text:p text:style-name="Code"><text:s text:c="2"/>&lt;configuration&gt;</text:p>
      <text:p text:style-name="Code"><text:s text:c="4"/>&lt;archive&gt;</text:p>
      <text:p text:style-name="Code"><text:s text:c="6"/>&lt;manifest&gt;</text:p>
      <text:p text:style-name="Code"><text:s text:c="8"/>&lt;addDefaultImplementationEntries&gt;true&lt;/addDefaultImplementationEntries&gt;</text:p>
      <text:p text:style-name="Code"><text:s text:c="8"/>&lt;addDefaultSpecificationEntries&gt;true&lt;/addDefaultSpecificationEntries&gt;</text:p>
      <text:p text:style-name="Code"><text:s text:c="6"/>&lt;/manifest&gt;</text:p>
      <text:p text:style-name="Code"><text:s text:c="4"/>&lt;/archive&gt;</text:p>
      <text:p text:style-name="Code"><text:s text:c="4"/>&lt;webResources&gt;</text:p>
      <text:p text:style-name="Code"><text:s text:c="6"/>&lt;resource&gt;</text:p>
      <text:p text:style-name="Code"><text:s text:c="8"/>&lt;directory&gt;${project.build.directory}/unitoo&lt;/directory&gt;</text:p>
      <text:p text:style-name="Code"><text:s text:c="8"/>&lt;targetPath&gt;WEB-INF/unitoo&lt;/targetPath&gt;</text:p>
      <text:p text:style-name="Code"><text:s text:c="6"/>&lt;/resource&gt;</text:p>
      <text:p text:style-name="Code"><text:s text:c="4"/>&lt;/webResources&gt;</text:p>
      <text:p text:style-name="Code"><text:s text:c="4"/>&lt;failOnMissingWebXml&gt;false&lt;/failOnMissingWebXml&gt;</text:p>
      <text:p text:style-name="Code"><text:s text:c="2"/>&lt;/configuration&gt;</text:p>
      <text:p text:style-name="Code">&lt;/plugin&gt;</text:p>
      <text:p text:style-name="Standard"/>
      <text:p text:style-name="P69">Необходимо для работы с базами данных</text:p>
      <text:p text:style-name="P28">&lt;plugin&gt;</text:p>
      <text:p text:style-name="P28"><text:s text:c="2"/>&lt;groupId&gt;org.apache.maven.plugins&lt;/groupId&gt;</text:p>
      <text:p text:style-name="P28"><text:s text:c="2"/>&lt;artifactId&gt;maven-javadoc-plugin&lt;/artifactId&gt;</text:p>
      <text:p text:style-name="P28"><text:s text:c="2"/>&lt;version&gt;2.9.1&lt;/version&gt;</text:p>
      <text:p text:style-name="P28"><text:s text:c="2"/>&lt;executions&gt;</text:p>
      <text:p text:style-name="P28"><text:s text:c="4"/>&lt;execution&gt;</text:p>
      <text:p text:style-name="P28"><text:s text:c="6"/>&lt;id&gt;sql-on-fly&lt;/id&gt;</text:p>
      <text:p text:style-name="P28"><text:s text:c="6"/>&lt;goals&gt;</text:p>
      <text:p text:style-name="P28"><text:s text:c="8"/>&lt;goal&gt;javadoc&lt;/goal&gt;</text:p>
      <text:p text:style-name="P28"><text:s text:c="6"/>&lt;/goals&gt;</text:p>
      <text:p text:style-name="P28"><text:s text:c="6"/>&lt;phase&gt;process-sources&lt;/phase&gt;</text:p>
      <text:p text:style-name="P28"><text:s text:c="6"/>&lt;configuration&gt;</text:p>
      <text:p text:style-name="P28"><text:s text:c="8"/>&lt;doclet&gt;org.master.sqlonfly.impl.scanner.SqlDoclet&lt;/doclet&gt;</text:p>
      <text:p text:style-name="P28"><text:s text:c="8"/>&lt;docletArtifact&gt;</text:p>
      <text:p text:style-name="P28"><text:s text:c="10"/>&lt;groupId&gt;org.master.sqlonfly&lt;/groupId&gt;</text:p>
      <text:p text:style-name="P28"><text:s text:c="10"/>&lt;artifactId&gt;scanner&lt;/artifactId&gt;</text:p>
      <text:p text:style-name="P28"><text:s text:c="10"/>&lt;version&gt;1.3&lt;/version&gt;</text:p>
      <text:p text:style-name="P28"><text:s text:c="8"/>&lt;/docletArtifact&gt;</text:p>
      <text:p text:style-name="P28"><text:s text:c="8"/>&lt;useStandardDocletOptions&gt;false&lt;/useStandardDocletOptions&gt;</text:p>
      <text:p text:style-name="P28"><text:s text:c="8"/>&lt;additionalparam&gt;-genpath ${project.build.directory}/generated-sources/sql&lt;/additionalparam&gt;</text:p>
      <text:p text:style-name="P28"><text:s text:c="6"/>&lt;/configuration&gt;</text:p>
      <text:p text:style-name="P28"><text:s text:c="4"/>&lt;/execution&gt;</text:p>
      <text:p text:style-name="P28"><text:s text:c="2"/>&lt;/executions&gt;</text:p>
      <text:p text:style-name="P28">&lt;/plugin&gt;</text:p>
      <text:p text:style-name="P31">&lt;plugin&gt;</text:p>
      <text:p text:style-name="P31"><text:s text:c="2"/>&lt;groupId&gt;org.codehaus.mojo&lt;/groupId&gt;</text:p>
      <text:p text:style-name="P31"><text:s text:c="2"/>&lt;artifactId&gt;build-helper-maven-plugin&lt;/artifactId&gt;</text:p>
      <text:p text:style-name="P31"><text:s text:c="2"/>&lt;version&gt;1.8&lt;/version&gt;</text:p>
      <text:p text:style-name="P31"><text:s text:c="2"/>&lt;executions&gt;</text:p>
      <text:p text:style-name="P31"><text:s text:c="4"/>&lt;execution&gt;</text:p>
      <text:p text:style-name="P31"><text:s text:c="6"/>&lt;phase&gt;generate-sources&lt;/phase&gt;</text:p>
      <text:p text:style-name="P31"><text:s text:c="6"/>&lt;goals&gt;</text:p>
      <text:p text:style-name="P31"><text:s text:c="8"/>&lt;goal&gt;add-source&lt;/goal&gt;</text:p>
      <text:p text:style-name="P31"><text:soft-page-break/><text:s text:c="6"/>&lt;/goals&gt;</text:p>
      <text:p text:style-name="P31"><text:s text:c="6"/>&lt;configuration&gt;</text:p>
      <text:p text:style-name="P31"><text:s text:c="8"/>&lt;sources&gt;</text:p>
      <text:p text:style-name="P31"><text:s text:c="10"/>&lt;source&gt;${project.build.directory}/generated-sources/sql&lt;/source&gt;</text:p>
      <text:p text:style-name="P31"><text:s text:c="8"/>&lt;/sources&gt;</text:p>
      <text:p text:style-name="P31"><text:s text:c="6"/>&lt;/configuration&gt;</text:p>
      <text:p text:style-name="P31"><text:s text:c="4"/>&lt;/execution&gt;</text:p>
      <text:p text:style-name="P31"><text:s text:c="2"/>&lt;/executions&gt;</text:p>
      <text:p text:style-name="P29"><text:span text:style-name="T50">&lt;/plugin&gt;</text:span> <text:s/></text:p>
      <text:p text:style-name="Standard"/>
      <text:p text:style-name="Standard"/>
      <text:h text:style-name="P150" text:outline-level="2"><text:bookmark-start text:name="__RefHeading___Toc671_644143898"/>Первое приложение<text:bookmark-end text:name="__RefHeading___Toc671_644143898"/></text:h>
      <text:p text:style-name="Text_20_body">Для того чтобы написать первый сервер с использованием <text:span text:style-name="T1">unitoo </text:span><text:span text:style-name="T21">нужно совсем немного: создать свой класс приложения и класс контроллера для обработки </text:span><text:span text:style-name="T1">http </text:span><text:span text:style-name="T21">запросов. Класс приложения наследуем от базового класса </text:span><text:span text:style-name="CodeInline"><text:span text:style-name="T21">BaseApplication</text:span></text:span><text:span text:style-name="T21">:</text:span></text:p>
      <text:p text:style-name="Code">package org.master.unitoo.server;</text:p>
      <text:p text:style-name="Code"/>
      <text:p text:style-name="Code">import org.master.unitoo.core.base.BaseApplication;</text:p>
      <text:p text:style-name="Code">import org.master.unitoo.core.api.annotation.Component;</text:p>
      <text:p text:style-name="Code">import org.master.unitoo.core.api.components.I18nManager;</text:p>
      <text:p text:style-name="Code">import org.master.unitoo.core.api.components.IConfigManager;</text:p>
      <text:p text:style-name="Code">import org.master.unitoo.core.api.components.IGlossaryManager;</text:p>
      <text:p text:style-name="Code">import org.master.unitoo.core.impl.ApplicationDefaults;</text:p>
      <text:p text:style-name="Code">import org.master.unitoo.core.impl.PropertiesConfigManager;</text:p>
      <text:p text:style-name="Code">import org.master.unitoo.core.impl.PropertiesGlossaryManager;</text:p>
      <text:p text:style-name="Code">import org.master.unitoo.core.impl.PropertiesI18nManager;</text:p>
      <text:p text:style-name="Code">import org.master.unitoo.server.langs.Russian;</text:p>
      <text:p text:style-name="Code"/>
      <text:p text:style-name="Code">/**</text:p>
      <text:p text:style-name="P30"><text:s/>*</text:p>
      <text:p text:style-name="P30"><text:s/>* @author Andrey <text:span text:style-name="T3">Rogov</text:span></text:p>
      <text:p text:style-name="Code"><text:s/>*/</text:p>
      <text:p text:style-name="Code">@Component("testapp")</text:p>
      <text:p text:style-name="Code">public class Application extends BaseApplication {</text:p>
      <text:p text:style-name="Code"/>
      <text:p text:style-name="Code"><text:s text:c="4"/>@Override</text:p>
      <text:p text:style-name="Code"><text:s text:c="4"/>protected void prepareDefaults(ApplicationDefaults defaults) {</text:p>
      <text:p text:style-name="Code"><text:s text:c="8"/>defaults.setLanguage(Russian.class)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ConfigManager&gt; configManager() {</text:p>
      <text:p text:style-name="Code"><text:s text:c="8"/>return PropertiesConfig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18nManager&gt; i18nManager() {</text:p>
      <text:p text:style-name="Code"><text:s text:c="8"/>return PropertiesI18nManager.class;</text:p>
      <text:p text:style-name="Code"><text:s text:c="4"/>}</text:p>
      <text:p text:style-name="Code"/>
      <text:p text:style-name="Code"><text:s text:c="4"/>@Override</text:p>
      <text:p text:style-name="Code"><text:s text:c="4"/>protected Class&lt;? extends IGlossaryManager&gt; glossaryManager() {</text:p>
      <text:p text:style-name="Code"><text:s text:c="8"/>return PropertiesGlossaryManager.class;</text:p>
      <text:p text:style-name="Code"><text:s text:c="4"/>}</text:p>
      <text:p text:style-name="Code"/>
      <text:p text:style-name="Code">}</text:p>
      <text:p text:style-name="P15"/>
      <text:p text:style-name="P15"/>
      <text:p text:style-name="P15"/>
      <text:p text:style-name="P15"/>
      <text:p text:style-name="P15"/>
      <text:p text:style-name="P35"><text:soft-page-break/><text:span text:style-name="Main_20_index_20_entry"><text:span text:style-name="T53">Важно!</text:span></text:span></text:p>
      <text:p text:style-name="P33">Обратите внимание что класс проаннотирован с помощью @Component — это необходимо чтобы <text:span text:style-name="T1">unitoo </text:span>определяло свои компоненты, без этой аннотации компонент не будет работать.</text:p>
      <text:p text:style-name="Text_20_body">Как видно из примера приложение состоит всего из нескольких методов необходимых для базовой настройки сервера. Указываются параметры по-<text:span text:style-name="T54">у</text:span>молчанию <text:span text:style-name="CodeInline">ApplicationDefaults</text:span>,<text:span text:style-name="T55">(подробнне в главе «</text:span><text:span text:style-name="T55"><text:bookmark-ref text:reference-format="text" text:ref-name="__RefHeading___Toc583_1935073347">Значения по-умолчанию</text:bookmark-ref></text:span><text:span text:style-name="T55">»)</text:span>, и классы управляющие данными (более подробно <text:span text:style-name="T52">о</text:span> менеджер<text:span text:style-name="T52">ах</text:span> внешних данных <text:span text:style-name="T52">в главе </text:span>). </text:p>
      <text:p text:style-name="P18"><text:span text:style-name="T49">Далее, д</text:span>ля того чтобы <text:span text:style-name="T1">Apache Tomcat </text:span>мог запустить наше приложение, в файл проекта \WEB-INF\web.<text:span text:style-name="T44">xml </text:span>нужно добавить новый слушатель: </text:p>
      <text:p text:style-name="P18"/>
      <text:p text:style-name="Code">&lt;listener&gt;</text:p>
      <text:p text:style-name="Code"><text:s text:c="2"/>&lt;listener-class&gt;org.master.unitoo.server.Application&lt;/listener-class&gt;</text:p>
      <text:p text:style-name="Code">&lt;/listener&gt;</text:p>
      <text:p text:style-name="Text_20_body">И наконец последний штрих — добавляем контроллер, который будет обрабатывать наши <text:span text:style-name="T1">http </text:span>запросы<text:span text:style-name="T1">:</text:span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api.annotation.Request;</text:p>
      <text:p text:style-name="Code">import org.master.unitoo.core.base.BaseController;</text:p>
      <text:p text:style-name="Code"/>
      <text:p text:style-name="Code">/**</text:p>
      <text:p text:style-name="Code"><text:s/>*</text:p>
      <text:p text:style-name="Code"><text:s/>* @author Andrey <text:span text:style-name="T4">Rogov</text:span></text:p>
      <text:p text:style-name="Code"><text:s/>*/</text:p>
      <text:p text:style-name="Code">@Component("<text:span text:style-name="T22">Базовый контроллер</text:span>")</text:p>
      <text:p text:style-name="Code">public class RootController extends BaseController {</text:p>
      <text:p text:style-name="Code"/>
      <text:p text:style-name="Code"><text:s text:c="4"/>@Request("")</text:p>
      <text:p text:style-name="Code"><text:s text:c="4"/>public String welcome() {</text:p>
      <text:p text:style-name="Code"><text:s text:c="8"/>return "&lt;html&gt;"</text:p>
      <text:p text:style-name="Code"><text:s text:c="16"/>+ "&lt;head&gt;&lt;title&gt;Unitoo Test Server&lt;/title&gt;&lt;/head&gt;"</text:p>
      <text:p text:style-name="Code"><text:s text:c="16"/>+ "&lt;body&gt;"</text:p>
      <text:p text:style-name="Code"><text:s text:c="16"/>+ "&lt;h1&gt;Congratulations!&lt;/h1&gt;"</text:p>
      <text:p text:style-name="Code"><text:s text:c="16"/>+ "&lt;p&gt;You server are successfuly started.&lt;/p&gt;"</text:p>
      <text:p text:style-name="Code"><text:s text:c="16"/>+ "&lt;/body&gt;"</text:p>
      <text:p text:style-name="Code"><text:s text:c="16"/>+ "&lt;/html&gt;";</text:p>
      <text:p text:style-name="Code"><text:s text:c="4"/>}</text:p>
      <text:p text:style-name="Code"/>
      <text:p text:style-name="Code">}</text:p>
      <text:p text:style-name="Text_20_body"><text:span text:style-name="T59">Данный контроллер привязывается к корневому адресу приложения </text:span><text:span text:style-name="CodeInline"><text:span text:style-name="T51">@Request("")</text:span></text:span><text:span text:style-name="T51"> и возвращает статическую страничку с поздравлением, что сервер запущен. Более подробную информацию читайте в главе про контроллеры.</text:span></text:p>
      <text:p text:style-name="P24"/>
      <text:p text:style-name="P3">Наше первое приложение готово — можем собирать его и запускать!</text:p>
      <text:h text:style-name="P157" text:outline-level="1"><text:bookmark-start text:name="__RefHeading___Toc1648_1935073347"/><text:soft-page-break/>Компоненты<text:bookmark-end text:name="__RefHeading___Toc1648_1935073347"/></text:h>
      <text:h text:style-name="P148" text:outline-level="1"><text:bookmark-start text:name="__RefHeading___Toc1650_1935073347"/>Общие сведения<text:bookmark-end text:name="__RefHeading___Toc1650_1935073347"/></text:h>
      <text:p text:style-name="Text_20_body"><text:bookmark-start text:name="__RefHeading___Toc1652_1935073347"/>Система <text:span text:style-name="T1">unitoo </text:span><text:span text:style-name="T21">основана на компонентах. Компонентом в рамках системы считается единственный экземпляр класса (</text:span><text:span text:style-name="T1">singleton</text:span><text:span text:style-name="T21">), который автоматически запускается системой в момент загрузки. </text:span><text:bookmark-end text:name="__RefHeading___Toc1652_1935073347"/></text:p>
      <text:p text:style-name="Text_20_body"><text:span text:style-name="T28">Каждый компонент должен быть проаннотирован с помощью </text:span><text:span text:style-name="CodeInline"><text:span text:style-name="T28">@Component</text:span></text:span><text:span text:style-name="T28">, иначе система </text:span><text:span text:style-name="T1">unitoo </text:span><text:span text:style-name="T28">не будет рассматривать класс как компонент системы. В данной аннотации возможно указывать следующие атрибуты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0">Название</text:p>
          </table:table-cell>
          <table:table-cell table:style-name="Table5.B1" office:value-type="string">
            <text:p text:style-name="P74">Тип</text:p>
          </table:table-cell>
          <table:table-cell table:style-name="Table5.B1" office:value-type="string">
            <text:p text:style-name="P74">Обяз.</text:p>
          </table:table-cell>
          <table:table-cell table:style-name="Table5.D1" office:value-type="string">
            <text:p text:style-name="P74">Описание</text:p>
          </table:table-cell>
        </table:table-row>
        <table:table-row>
          <table:table-cell table:style-name="Table5.A2" office:value-type="string">
            <text:p text:style-name="P97">value</text:p>
          </table:table-cell>
          <table:table-cell table:style-name="Table5.B2" office:value-type="string">
            <text:p text:style-name="P91">String</text:p>
          </table:table-cell>
          <table:table-cell table:style-name="Table5.B2" office:value-type="string">
            <text:p text:style-name="P110">Нет</text:p>
          </table:table-cell>
          <table:table-cell table:style-name="Table5.D2" office:value-type="string">
            <text:p text:style-name="P115"><text:span text:style-name="T67">К</text:span>раткое описание компонента, например «Главный лог приложения» (за исключением класса с приложением, наследника BaseApplication — в этом случае здесь содержится имя приложения, оно участвует в именах ресурсов, параметров и доступов, например «my_mega_app»)</text:p>
          </table:table-cell>
        </table:table-row>
        <table:table-row>
          <table:table-cell table:style-name="Table5.A2" office:value-type="string">
            <text:p text:style-name="P97"><text:span text:style-name="T14">version</text:span></text:p>
          </table:table-cell>
          <table:table-cell table:style-name="Table5.B2" office:value-type="string">
            <text:p text:style-name="P91">String</text:p>
          </table:table-cell>
          <table:table-cell table:style-name="Table5.B2" office:value-type="string">
            <text:p text:style-name="P110">Нет</text:p>
          </table:table-cell>
          <table:table-cell table:style-name="Table5.D3" office:value-type="string">
            <text:p text:style-name="P115"><text:span text:style-name="T36">В</text:span><text:span text:style-name="T35">ерсия компонента</text:span></text:p>
          </table:table-cell>
        </table:table-row>
        <table:table-row>
          <table:table-cell table:style-name="Table5.A2" office:value-type="string">
            <text:p text:style-name="P97">url</text:p>
          </table:table-cell>
          <table:table-cell table:style-name="Table5.B2" office:value-type="string">
            <text:p text:style-name="P91">String</text:p>
          </table:table-cell>
          <table:table-cell table:style-name="Table5.B2" office:value-type="string">
            <text:p text:style-name="P110">Нет</text:p>
          </table:table-cell>
          <table:table-cell table:style-name="Table5.D3" office:value-type="string">
            <text:p text:style-name="P115"><text:span text:style-name="T67">П</text:span>одробная информация о компоненте</text:p>
          </table:table-cell>
        </table:table-row>
        <table:table-row>
          <table:table-cell table:style-name="Table5.A5" office:value-type="string">
            <text:p text:style-name="P97">info</text:p>
          </table:table-cell>
          <table:table-cell table:style-name="Table5.B5" office:value-type="string">
            <text:p text:style-name="P91">String</text:p>
          </table:table-cell>
          <table:table-cell table:style-name="Table5.B5" office:value-type="string">
            <text:p text:style-name="P105">Нет</text:p>
          </table:table-cell>
          <table:table-cell table:style-name="Table5.D5" office:value-type="string">
            <text:p text:style-name="P115"><text:span text:style-name="T67">В</text:span>нешний адрес компонента (имеет значения для контроллеров: определяет относительный путь к методам контроллера, например «/server/api»; и внешних сервисов: указывает адрес сервиса, например «http://localhost:8080/test/api»)</text:p>
          </table:table-cell>
        </table:table-row>
      </table:table>
      <text:p text:style-name="Text_20_body"><text:span text:style-name="T28"/></text:p>
      <text:p text:style-name="Text_20_body"><text:span text:style-name="T25">Если компонент поддерживает интерфейс </text:span><text:span text:style-name="CodeInline"><text:span text:style-name="T25">IAutowired</text:span></text:span><text:span text:style-name="T25">, то </text:span><text:span text:style-name="T26">переменная </text:span><text:span text:style-name="T27">в другом компоненте этого класса будет автоматически проинициализированна экземпляром компонента:</text:span></text:p>
      <text:p text:style-name="Code">@Component(value = "testservice", version = "0.0.9")</text:p>
      <text:p text:style-name="Code">public class TestService extends BaseService implements ITestService {</text:p>
      <text:p text:style-name="Code"/>
      <text:p text:style-name="Code"><text:s text:c="4"/>public TestCounter counter;</text:p>
      <text:p text:style-name="Code"><text:s text:c="4"/>public <text:span text:style-name="T7">Operation</text:span>Glossary <text:span text:style-name="T7">operGlossary;</text:span></text:p>
      <text:p text:style-name="Code"/>
      <text:p text:style-name="Code"><text:s text:c="4"/>@Override</text:p>
      <text:p text:style-name="Code"><text:s text:c="4"/>public String <text:span text:style-name="T7">getOperCount</text:span>(<text:span text:style-name="T7">Operation oper</text:span>) {</text:p>
      <text:p text:style-name="P32"><text:s text:c="8"/><text:span text:style-name="T7">return operGlossary.label(oper) + “: ” + counter.next();</text:span></text:p>
      <text:p text:style-name="Code"><text:s text:c="4"/>}</text:p>
      <text:p text:style-name="Code">}</text:p>
      <text:p text:style-name="Text_20_body">В данном примере мы видим, что в сервисе <text:span text:style-name="CodeInline">TestService</text:span> <text:span text:style-name="T57">объявлены две переменные: </text:span><text:span text:style-name="CodeInline"><text:span text:style-name="T57">counter</text:span></text:span><text:span text:style-name="T57"> и </text:span><text:span text:style-name="CodeInline"><text:span text:style-name="T57">operGlossary</text:span></text:span><text:span text:style-name="T57">, которые используются в методе </text:span><text:span text:style-name="CodeInline"><text:span text:style-name="T1">getOperCount</text:span></text:span><text:span text:style-name="T1"> </text:span><text:span text:style-name="T57">без инициализации, что возможно благодаря автоматической связкой переменной с компонентом.</text:span></text:p>
      <text:h text:style-name="P46" text:outline-level="1"/>
      <text:h text:style-name="P51" text:outline-level="1"/>
      <text:h text:style-name="P151" text:outline-level="2"><text:bookmark-start text:name="__RefHeading___Toc1662_1935073347"/>Журналы<text:bookmark-end text:name="__RefHeading___Toc1662_1935073347"/></text:h>
      <text:p text:style-name="Text_20_body"><text:bookmark-start text:name="__RefHeading___Toc1813_1988715734"/>Для ведения журналов (<text:span text:style-name="T1">logs</text:span>) в системе <text:span text:style-name="T1">unitoo </text:span>предусмотрен специальный тип компонентов — Журналы. Они необходимы, если вы хотите чтобы какая-то информация (например отладочная) была записана куда-то (например в файл). Для этого вам нужно создать свой компонент-журнал наследуя его от класса <text:span text:style-name="CodeInline">BaseLogger</text:span> (или от <text:span text:style-name="CodeInline">FileLogger</text:span> если нужен вывод в файл). Сделать это очень просто:<text:bookmark-end text:name="__RefHeading___Toc1813_1988715734"/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impl.FileLogger;</text:p>
      <text:p text:style-name="Code"/>
      <text:p text:style-name="Code">/**</text:p>
      <text:p text:style-name="Code"><text:s/>*</text:p>
      <text:p text:style-name="Code"><text:s/>* @author Andrey <text:span text:style-name="T8">Rogov</text:span></text:p>
      <text:p text:style-name="Code"><text:s/>*/</text:p>
      <text:p text:style-name="Code">@Component("<text:span text:style-name="T60">Основоной лог приложения</text:span>")</text:p>
      <text:p text:style-name="Code">public class AppLog extends FileLogger {</text:p>
      <text:p text:style-name="Code"/>
      <text:p text:style-name="Code">}</text:p>
      <text:p text:style-name="P53"><text:span text:style-name="T21"/></text:p>
      <text:p text:style-name="P53"><text:span text:style-name="T61">Чтобы вывод компонентов был в определенный журнал, класс компонента нужно проаннотировать с помощью </text:span><text:span text:style-name="CodeInline"><text:span text:style-name="T62">@Logger</text:span></text:span><text:span text:style-name="T62">, указав нужный класс журнала </text:span><text:span text:style-name="T10">(</text:span><text:span text:style-name="T33">это будет работать только для компонентов поддерживающих интерфейс </text:span><text:span text:style-name="CodeInline"><text:span text:style-name="T33">ILoggableComponent</text:span></text:span><text:span text:style-name="T33">, таких как контроллеры, сервисы, задачи и валидаторы</text:span><text:span text:style-name="T10">)</text:span><text:span text:style-name="T62">:</text:span></text:p>
      <text:p text:style-name="Code">@Component("<text:span text:style-name="T32">Пример сервиса</text:span>")</text:p>
      <text:p text:style-name="Code">@Logger(<text:span text:style-name="T9">Sample</text:span>Log.class)</text:p>
      <text:p text:style-name="Code">public class <text:span text:style-name="T9">Sample</text:span>Service extends BaseService implements I<text:span text:style-name="T9">Sample</text:span>Service {</text:p>
      <text:p text:style-name="Code">}</text:p>
      <text:p text:style-name="Text_20_body">В случае если класс журнала не был указан с помощью этой аннотации, то вывод будет идти в общий журнал приложения.</text:p>
      <text:p text:style-name="P54"/>
      <text:p text:style-name="P59">Вывод журнала в файл основан на <text:span text:style-name="T1">logback </text:span><text:span text:style-name="T21">и имеет следующие параметры, которые редактируются в настройках приложения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Название</text:p>
          </table:table-cell>
          <table:table-cell table:style-name="Table4.B1" office:value-type="string">
            <text:p text:style-name="P73">Тип</text:p>
          </table:table-cell>
          <table:table-cell table:style-name="Table4.B1" office:value-type="string">
            <text:p text:style-name="P73">Обяз.</text:p>
          </table:table-cell>
          <table:table-cell table:style-name="Table4.D1" office:value-type="string">
            <text:p text:style-name="P73">Описание</text:p>
          </table:table-cell>
        </table:table-row>
        <table:table-row>
          <table:table-cell table:style-name="Table4.A2" office:value-type="string">
            <text:p text:style-name="P96">pattern</text:p>
          </table:table-cell>
          <table:table-cell table:style-name="Table4.B2" office:value-type="string">
            <text:p text:style-name="P90">String</text:p>
          </table:table-cell>
          <table:table-cell table:style-name="Table4.B2" office:value-type="string">
            <text:p text:style-name="P109">Да</text:p>
          </table:table-cell>
          <table:table-cell table:style-name="Table4.D2" office:value-type="string">
            <text:p text:style-name="P114"><text:span text:style-name="T66">М</text:span>аска вывода в файл сообщения</text:p>
          </table:table-cell>
        </table:table-row>
        <table:table-row>
          <table:table-cell table:style-name="Table4.A2" office:value-type="string">
            <text:p text:style-name="P96"><text:span text:style-name="T14">level</text:span></text:p>
          </table:table-cell>
          <table:table-cell table:style-name="Table4.B2" office:value-type="string">
            <text:p text:style-name="P90">RequestMethod</text:p>
          </table:table-cell>
          <table:table-cell table:style-name="Table4.B2" office:value-type="string">
            <text:p text:style-name="P109">Да</text:p>
          </table:table-cell>
          <table:table-cell table:style-name="Table4.D3" office:value-type="string">
            <text:p text:style-name="P114"><text:span text:style-name="T65">У</text:span>ровень вывода в файл</text:p>
            <text:list xml:id="list1997742263" text:style-name="L3">
              <text:list-header>
                <text:p text:style-name="P135"><text:span text:style-name="T58">DEBUG</text:span> — <text:span text:style-name="T35">все сообщения, включая отладочные</text:span></text:p>
                <text:p text:style-name="P135"><text:span text:style-name="T30">INFO</text:span><text:span text:style-name="T34"> — </text:span><text:span text:style-name="T35">все сообщения, но без отладки</text:span></text:p>
                <text:p text:style-name="P135"><text:span text:style-name="T30">WARNING</text:span><text:span text:style-name="T34"> — </text:span><text:span text:style-name="T35">предупреждения и ошибки</text:span></text:p>
                <text:p text:style-name="P135"><text:span text:style-name="T30">ERROR</text:span><text:span text:style-name="T34"> — </text:span><text:span text:style-name="T35">только ошибки</text:span></text:p>
              </text:list-header>
            </text:list>
          </table:table-cell>
        </table:table-row>
        <table:table-row>
          <table:table-cell table:style-name="Table4.A2" office:value-type="string">
            <text:p text:style-name="P96">path</text:p>
          </table:table-cell>
          <table:table-cell table:style-name="Table4.B2" office:value-type="string">
            <text:p text:style-name="P90">String</text:p>
          </table:table-cell>
          <table:table-cell table:style-name="Table4.B2" office:value-type="string">
            <text:p text:style-name="P109">Нет</text:p>
          </table:table-cell>
          <table:table-cell table:style-name="Table4.D3" office:value-type="string">
            <text:p text:style-name="P114"><text:span text:style-name="T66">П</text:span>уть по которому будут создаваться файлы, если начинается с «~», то значит что файлы будут создаваться в домашнем каталоге приложения (который указан в настройках, в случае же отсутствия такой настройки, домашним каталогом будет считаться каталог Apache Tomcat)</text:p>
          </table:table-cell>
        </table:table-row>
        <table:table-row>
          <table:table-cell table:style-name="Table4.A2" office:value-type="string">
            <text:p text:style-name="P96">file</text:p>
          </table:table-cell>
          <table:table-cell table:style-name="Table4.B2" office:value-type="string">
            <text:p text:style-name="P90">String</text:p>
          </table:table-cell>
          <table:table-cell table:style-name="Table4.B2" office:value-type="string">
            <text:p text:style-name="P104">Нет</text:p>
          </table:table-cell>
          <table:table-cell table:style-name="Table4.D3" office:value-type="string">
            <text:p text:style-name="P114"><text:span text:style-name="T68">И</text:span>мя файла (если не задано, именем файла будет «log.log», так же если не задано расширение файла оно будет задано как «.log»)</text:p>
          </table:table-cell>
        </table:table-row>
        <table:table-row>
          <table:table-cell table:style-name="Table4.A2" office:value-type="string">
            <text:p text:style-name="P96">rollFile</text:p>
          </table:table-cell>
          <table:table-cell table:style-name="Table4.B2" office:value-type="string">
            <text:p text:style-name="P90">String</text:p>
          </table:table-cell>
          <table:table-cell table:style-name="Table4.B2" office:value-type="string">
            <text:p text:style-name="P104">Нет</text:p>
          </table:table-cell>
          <table:table-cell table:style-name="Table4.D3" office:value-type="string">
            <text:p text:style-name="P114"><text:span text:style-name="T37">И</text:span><text:span text:style-name="T34">мя архивного файла (в который переименовывается файл журнала при перемещении его в архив)</text:span></text:p>
          </table:table-cell>
        </table:table-row>
        <table:table-row>
          <table:table-cell table:style-name="Table4.A2" office:value-type="string">
            <text:p text:style-name="P96">maxHistory</text:p>
          </table:table-cell>
          <table:table-cell table:style-name="Table4.B2" office:value-type="string">
            <text:p text:style-name="P90">Integer</text:p>
          </table:table-cell>
          <table:table-cell table:style-name="Table4.B2" office:value-type="string">
            <text:p text:style-name="P104">Нет</text:p>
          </table:table-cell>
          <table:table-cell table:style-name="Table4.D3" office:value-type="string">
            <text:p text:style-name="P118"><text:span text:style-name="T68">М</text:span>аксимальное кол-во архивных файлов (0 — без ограничения), после его превышения. Более старые файлы будут удалены</text:p>
          </table:table-cell>
        </table:table-row>
        <table:table-row>
          <table:table-cell table:style-name="Table4.A2" office:value-type="string">
            <text:p text:style-name="P96">totalSize</text:p>
          </table:table-cell>
          <table:table-cell table:style-name="Table4.B2" office:value-type="string">
            <text:p text:style-name="P90">Long</text:p>
          </table:table-cell>
          <table:table-cell table:style-name="Table4.B2" office:value-type="string">
            <text:p text:style-name="P104">Нет</text:p>
          </table:table-cell>
          <table:table-cell table:style-name="Table4.D3" office:value-type="string">
            <text:p text:style-name="P114"><text:span text:style-name="T37">М</text:span><text:span text:style-name="T34">аксимальный размер всех архивных файлов (0 — без ограничения), после его превышения. Более старые файлы будут удалены</text:span></text:p>
          </table:table-cell>
        </table:table-row>
        <table:table-row>
          <table:table-cell table:style-name="Table4.A2" office:value-type="string">
            <text:p text:style-name="P96">maxFile</text:p>
          </table:table-cell>
          <table:table-cell table:style-name="Table4.B2" office:value-type="string">
            <text:p text:style-name="P90">Long</text:p>
          </table:table-cell>
          <table:table-cell table:style-name="Table4.B2" office:value-type="string">
            <text:p text:style-name="P104">Нет</text:p>
          </table:table-cell>
          <table:table-cell table:style-name="Table4.D3" office:value-type="string">
            <text:p text:style-name="P114"><text:span text:style-name="T37">М</text:span><text:span text:style-name="T34">аксимальный размер текущего файла, при превышении которого, он будет перемещен в архив (0 — без ограничения)</text:span></text:p>
          </table:table-cell>
        </table:table-row>
        <table:table-row>
          <table:table-cell table:style-name="Table4.A10" office:value-type="string">
            <text:p text:style-name="P96">cleanOnStart</text:p>
          </table:table-cell>
          <table:table-cell table:style-name="Table4.B10" office:value-type="string">
            <text:p text:style-name="P90">Boolean</text:p>
          </table:table-cell>
          <table:table-cell table:style-name="Table4.B10" office:value-type="string">
            <text:p text:style-name="P104">Нет</text:p>
          </table:table-cell>
          <table:table-cell table:style-name="Table4.D10" office:value-type="string">
            <text:p text:style-name="P118"><text:span text:style-name="T68">З</text:span>начение «true» <text:s/>- очистка архивных файлов при старте приложения, иначе в процессе работы программы</text:p>
          </table:table-cell>
        </table:table-row>
      </table:table>
      <text:p text:style-name="P44"><text:span text:style-name="T21"/></text:p>
      <text:p text:style-name="P40"/>
      <text:p text:style-name="P40"/>
      <text:p text:style-name="P40"/>
      <text:p text:style-name="Standard"/>
      <text:h text:style-name="P150" text:outline-level="2"><text:bookmark-start text:name="__RefHeading___Toc1664_1935073347"/>Форматы<text:bookmark-end text:name="__RefHeading___Toc1664_1935073347"/></text:h>
      <text:h text:style-name="P47" text:outline-level="1"/>
      <text:p text:style-name="Standard"/>
      <text:h text:style-name="P150" text:outline-level="2"><text:bookmark-start text:name="__RefHeading___Toc1666_1935073347"/>Справочники<text:bookmark-end text:name="__RefHeading___Toc1666_1935073347"/></text:h>
      <text:h text:style-name="P47" text:outline-level="1"/>
      <text:p text:style-name="Standard"/>
      <text:h text:style-name="P150" text:outline-level="2"><text:bookmark-start text:name="__RefHeading___Toc1668_1935073347"/>Счетчики<text:bookmark-end text:name="__RefHeading___Toc1668_1935073347"/></text:h>
      <text:h text:style-name="P47" text:outline-level="1"/>
      <text:p text:style-name="Standard"/>
      <text:h text:style-name="P150" text:outline-level="2"><text:bookmark-start text:name="__RefHeading___Toc1670_1935073347"/>Внешние сервисы<text:bookmark-end text:name="__RefHeading___Toc1670_1935073347"/></text:h>
      <text:h text:style-name="Heading_20_3" text:outline-level="3"><text:bookmark-start text:name="__RefHeading___Toc1672_1935073347"/>HTTP<text:bookmark-end text:name="__RefHeading___Toc1672_1935073347"/></text:h>
      <text:h text:style-name="P47" text:outline-level="1"/>
      <text:p text:style-name="Standard"/>
      <text:h text:style-name="P150" text:outline-level="2"><text:bookmark-start text:name="__RefHeading___Toc1674_1935073347"/>Внутренние сервисы<text:bookmark-end text:name="__RefHeading___Toc1674_1935073347"/></text:h>
      <text:p text:style-name="Text_20_body"><text:bookmark-start text:name="__RefHeading___Toc1815_1988715734"/>Внутренние сервисы <text:span text:style-name="T1">unitoo </text:span>представляют собой <text:span text:style-name="T63">обособленный функционал, доступный через интерфейс, с возможностью его использования в разных частях приложения. Эту возможность удобно использовать, в случае когда есть несколько контроллеров с разными форматами входящих/исходящих данных, но один функционал обработки этих данных, тогда можно написать один внутренний сервис для обработки данных, а в каждом контроллере только необходимое форматирование.</text:span><text:bookmark-end text:name="__RefHeading___Toc1815_1988715734"/></text:p>
      <text:p text:style-name="Text_20_body"><text:bookmark-start text:name="__RefHeading___Toc1817_1988715734"/>Для создания внутреннего сервиса нужно создать его интерфейс, наследуемый от <text:span text:style-name="CodeInline">IService</text:span> и реализацию его, наследуемую от <text:span text:style-name="CodeInline">BaseService</text:span> и являющуюся компонентом. Например:<text:bookmark-end text:name="__RefHeading___Toc1817_1988715734"/></text:p>
      <text:p text:style-name="Text"><text:bookmark-start text:name="__RefHeading___Toc1819_1988715734"/>Интерфейс<text:bookmark-end text:name="__RefHeading___Toc1819_1988715734"/></text:p>
      <text:p text:style-name="Code">package org.master.unitoo.server;</text:p>
      <text:p text:style-name="Code"/>
      <text:p text:style-name="Code">import org.master.unitoo.core.api.components.IService;</text:p>
      <text:p text:style-name="Code"/>
      <text:p text:style-name="Code">/**</text:p>
      <text:p text:style-name="Code"><text:s/>*</text:p>
      <text:p text:style-name="Code"><text:s/>* @author Andrey <text:span text:style-name="T11">Rogov</text:span></text:p>
      <text:p text:style-name="Code"><text:s/>*/</text:p>
      <text:p text:style-name="Code">public interface <text:span text:style-name="T1">I</text:span><text:span text:style-name="T11">SampleService</text:span> extends IService {</text:p>
      <text:p text:style-name="Code"/>
      <text:p text:style-name="Code"><text:s text:c="4"/>String <text:span text:style-name="T11">getFullName</text:span>(String <text:span text:style-name="T11">parent</text:span>, <text:span text:style-name="T11">String item</text:span>);</text:p>
      <text:p text:style-name="Code"/>
      <text:p text:style-name="Code">}</text:p>
      <text:p text:style-name="Standard"/>
      <text:p text:style-name="Text"><text:bookmark-start text:name="__RefHeading___Toc1821_1988715734"/>Компонент - реализация<text:bookmark-end text:name="__RefHeading___Toc1821_1988715734"/></text:p>
      <text:p text:style-name="Code">package org.master.unitoo.server;</text:p>
      <text:p text:style-name="Code"/>
      <text:p text:style-name="Code">import org.master.unitoo.core.api.annotation.Component;</text:p>
      <text:p text:style-name="Code">import org.master.unitoo.core.api.annotation.Logger;</text:p>
      <text:p text:style-name="Code">import org.master.unitoo.core.base.BaseService;</text:p>
      <text:p text:style-name="Code"/>
      <text:p text:style-name="Code">/**</text:p>
      <text:p text:style-name="Code"><text:s/>*</text:p>
      <text:p text:style-name="Code"><text:s/>* @author Andrey <text:span text:style-name="T12">Rogov</text:span></text:p>
      <text:p text:style-name="Code"><text:s/>*/</text:p>
      <text:p text:style-name="P64">@Component("<text:span text:style-name="T32">Пример сервиса</text:span>")</text:p>
      <text:p text:style-name="P64">@Logger(<text:span text:style-name="T9">Sample</text:span>Log.class)</text:p>
      <text:p text:style-name="P64">public class <text:span text:style-name="T9">Sample</text:span>Service extends BaseService implements <text:span text:style-name="T1">I</text:span><text:span text:style-name="T11">SampleService</text:span> {</text:p>
      <text:p text:style-name="P64"/>
      <text:p text:style-name="Code"><text:s text:c="4"/>@Override</text:p>
      <text:p text:style-name="Code"><text:s text:c="4"/>public String getFullName(String parent, String item) {</text:p>
      <text:p text:style-name="Code"><text:s text:c="8"/>return parent + "." + item;</text:p>
      <text:p text:style-name="Code"><text:s text:c="4"/>}</text:p>
      <text:p text:style-name="P64">}</text:p>
      <text:p text:style-name="Standard"/>
      <text:p text:style-name="Text_20_body"/>
      <text:p text:style-name="Text_20_body"><text:soft-page-break/></text:p>
      <text:p text:style-name="Text"><text:bookmark-start text:name="__RefHeading___Toc1823_1988715734"/>Использование интерфейса в контроллере<text:bookmark-end text:name="__RefHeading___Toc1823_1988715734"/></text:p>
      <text:p text:style-name="Code">package org.master.unitoo.server;</text:p>
      <text:p text:style-name="Code"/>
      <text:p text:style-name="Code">import org.master.unitoo.core.base.BaseController;</text:p>
      <text:p text:style-name="Code">import org.master.unitoo.core.types.RequestMethod;</text:p>
      <text:p text:style-name="Code">import org.master.unitoo.core.api.annotation.Component;</text:p>
      <text:p text:style-name="Code">import org.master.unitoo.core.api.annotation.Logger;</text:p>
      <text:p text:style-name="Code">import org.master.unitoo.core.api.annotation.Param;</text:p>
      <text:p text:style-name="Code">import org.master.unitoo.core.api.annotation.Request;</text:p>
      <text:p text:style-name="Code"/>
      <text:p text:style-name="Code">/**</text:p>
      <text:p text:style-name="Code"><text:s/>*</text:p>
      <text:p text:style-name="Code"><text:s/>* @author Andrey <text:span text:style-name="T12">Rogov</text:span></text:p>
      <text:p text:style-name="Code"><text:s/>*/</text:p>
      <text:p text:style-name="Code">@Component(value = "<text:span text:style-name="T64">Пример контроллера</text:span>", url = "api")</text:p>
      <text:p text:style-name="P65">@Logger(<text:span text:style-name="T9">Sample</text:span>Log.class)</text:p>
      <text:p text:style-name="Code">public class <text:span text:style-name="T13">Sample</text:span>Controller extends BaseController {</text:p>
      <text:p text:style-name="Code"/>
      <text:p text:style-name="Code"><text:s text:c="4"/>public ITestService service;</text:p>
      <text:p text:style-name="Code"/>
      <text:p text:style-name="Code"><text:s text:c="4"/>@Request(value = "getName", type = RequestMethod.GET)</text:p>
      <text:p text:style-name="Code"><text:s text:c="4"/>public String getName(</text:p>
      <text:p text:style-name="Code"><text:s text:c="12"/>@Param("parent") String parent,</text:p>
      <text:p text:style-name="Code"><text:s text:c="12"/>@Param("item") String item) {</text:p>
      <text:p text:style-name="Code"><text:s text:c="8"/>return service.getFullName(parent, item);</text:p>
      <text:p text:style-name="Code"><text:s text:c="4"/>}</text:p>
      <text:p text:style-name="P66">}</text:p>
      <text:p text:style-name="Standard"/>
      <text:p text:style-name="Text_20_body"/>
      <text:h text:style-name="P150" text:outline-level="2"><text:bookmark-start text:name="__RefHeading___Toc1676_1935073347"/>Контроллеры<text:bookmark-end text:name="__RefHeading___Toc1676_1935073347"/></text:h>
      <text:p text:style-name="Text_20_body"><text:bookmark-start text:name="__RefHeading___Toc1825_1988715734"/>Контроллеры в <text:span text:style-name="T1">unitoo – </text:span>это обработчики входящих <text:span text:style-name="T1">HTTP </text:span>запросов. Они построены на базе сервлетов <text:span text:style-name="T1">Java, </text:span>но значительно проще и удобнее в использовании. Любой контроллер является компонентом системы и значит имеет все возможности для взаимодействия с ядром <text:span text:style-name="T1">unitoo (</text:span>работа с базой данных, настройками, справочниками и т.д.<text:span text:style-name="T1">). </text:span>Любой метод контроллера отмеченный аннотацией @Request, регистрируется как внешний и доступен по протоколу <text:span text:style-name="T1">HTTP. </text:span>Мы уже в самом начале писали простейший контроллер, теперь же рассмотрим возможности этого компонента более подробно. Точкой входа во внешний метод контроллера является аннотация @Request, которая имеет следующие параметры:<text:bookmark-end text:name="__RefHeading___Toc1825_1988715734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8">Название</text:p>
          </table:table-cell>
          <table:table-cell table:style-name="Table2.B1" office:value-type="string">
            <text:p text:style-name="P72">Тип</text:p>
          </table:table-cell>
          <table:table-cell table:style-name="Table2.B1" office:value-type="string">
            <text:p text:style-name="P72">Обяз.</text:p>
          </table:table-cell>
          <table:table-cell table:style-name="Table2.D1" office:value-type="string">
            <text:p text:style-name="P72">Описание</text:p>
          </table:table-cell>
        </table:table-row>
        <table:table-row>
          <table:table-cell table:style-name="Table2.A2" office:value-type="string">
            <text:p text:style-name="P9">value</text:p>
          </table:table-cell>
          <table:table-cell table:style-name="Table2.B2" office:value-type="string">
            <text:p text:style-name="P88">String</text:p>
          </table:table-cell>
          <table:table-cell table:style-name="Table2.B2" office:value-type="string">
            <text:p text:style-name="P103">Нет</text:p>
          </table:table-cell>
          <table:table-cell table:style-name="Table2.D2" office:value-type="string">
            <text:p text:style-name="P113">Внешнее имя запроса. Если не задано будет в качестве <text:s/>имени взято имя метода. Если содержит «/» будет являться корневым методом контроллера. <text:span text:style-name="T69">Полный адрес вызова метода будет: </text:span><text:span text:style-name="T15">http(s)://</text:span><text:span text:style-name="T38">сервер:порт/приложение/</text:span><text:span text:style-name="T15">url_</text:span><text:span text:style-name="T38">контроллера/метод</text:span></text:p>
          </table:table-cell>
        </table:table-row>
        <table:table-row>
          <table:table-cell table:style-name="Table2.A2" office:value-type="string">
            <text:p text:style-name="P9">type<text:span text:style-name="T14">[]</text:span></text:p>
          </table:table-cell>
          <table:table-cell table:style-name="Table2.B2" office:value-type="string">
            <text:p text:style-name="P88">RequestMethod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3">Доступные типы запроса протокола <text:span text:style-name="T1">HTTP</text:span>. Если тип запроса <text:span text:style-name="T1">HTTP </text:span><text:span text:style-name="T21">не будет указан здесь, то вызвать метод с этим типом будет невозможно. </text:span></text:p>
          </table:table-cell>
        </table:table-row>
        <table:table-row>
          <table:table-cell table:style-name="Table2.A2" office:value-type="string">
            <text:p text:style-name="P9">errors</text:p>
          </table:table-cell>
          <table:table-cell table:style-name="Table2.B2" office:value-type="string">
            <text:p text:style-name="P88">IErrorHandler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3">Класс обработчика ошибок. Если не указан будет использован обработчик ошибок приложения.</text:p>
          </table:table-cell>
        </table:table-row>
        <table:table-row>
          <table:table-cell table:style-name="Table2.A2" office:value-type="string">
            <text:p text:style-name="P9">format</text:p>
          </table:table-cell>
          <table:table-cell table:style-name="Table2.B2" office:value-type="string">
            <text:p text:style-name="P88">IFormatter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3">Класс форматирования входящих данных. Если не указан будет использован класс форматирования приложения.</text:p>
          </table:table-cell>
        </table:table-row>
        <table:table-row>
          <table:table-cell table:style-name="Table2.A2" office:value-type="string">
            <text:p text:style-name="P9">secure</text:p>
          </table:table-cell>
          <table:table-cell table:style-name="Table2.B2" office:value-type="string">
            <text:p text:style-name="P88">SecureLevel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3">Уровень безопасности метода.</text:p>
            <text:list xml:id="list110139666418835" text:continue-numbering="true" text:style-name="L3">
              <text:list-header>
                <text:p text:style-name="P133"><text:span text:style-name="T58">None</text:span> — <text:span text:style-name="T34">метод доступен всегда</text:span></text:p>
                <text:p text:style-name="P133"><text:span text:style-name="T30">Init</text:span><text:span text:style-name="T34"> — метод доступен при наличии сессии (не обязательно авторизованной)</text:span></text:p>
                <text:p text:style-name="P133"><text:span text:style-name="T30">Preauth</text:span><text:span text:style-name="T34"> — метод доступен после первичной авторизации (при двухфакторной авторизации)</text:span></text:p>
                <text:p text:style-name="P133"><text:span text:style-name="T30">Secured</text:span><text:span text:style-name="T34"> — метод доступен при наличии авторизованной сессии</text:span></text:p>
              </text:list-header>
            </text:list>
          </table:table-cell>
        </table:table-row>
        <table:table-row>
          <table:table-cell table:style-name="Table2.A2" office:value-type="string">
            <text:p text:style-name="P9">mime</text:p>
          </table:table-cell>
          <table:table-cell table:style-name="Table2.B2" office:value-type="string">
            <text:p text:style-name="P88">String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7">Тип содержимого запроса. Если не указан может быть любой, если указан, то только указанный.</text:p>
          </table:table-cell>
        </table:table-row>
        <table:table-row>
          <table:table-cell table:style-name="Table2.A2" office:value-type="string">
            <text:p text:style-name="P9">escape</text:p>
          </table:table-cell>
          <table:table-cell table:style-name="Table2.B2" office:value-type="string">
            <text:p text:style-name="P88">Decision</text:p>
          </table:table-cell>
          <table:table-cell table:style-name="Table2.B2" office:value-type="string">
            <text:p text:style-name="P103">Нет</text:p>
          </table:table-cell>
          <table:table-cell table:style-name="Table2.D3" office:value-type="string">
            <text:p text:style-name="P117">Проводить ли маскировку <text:span text:style-name="T1">HTML </text:span><text:span text:style-name="T21">символов.</text:span></text:p>
            <text:list xml:id="list110138260075531" text:continue-numbering="true" text:style-name="L3">
              <text:list-header>
                <text:p text:style-name="P134"><text:span text:style-name="T29">Make</text:span><text:span text:style-name="T21"> — </text:span><text:span text:style-name="T34">проводить</text:span></text:p>
              </text:list-header>
            </text:list>
            <text:p text:style-name="P139"><text:span text:style-name="T30">Skip</text:span><text:span text:style-name="T34"> — не проводить</text:span></text:p>
            <text:list xml:id="list110139397262297" text:continue-numbering="true" text:style-name="L3">
              <text:list-header>
                <text:p text:style-name="P134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2.A9" office:value-type="string">
            <text:p text:style-name="P95">trim</text:p>
          </table:table-cell>
          <table:table-cell table:style-name="Table2.B9" office:value-type="string">
            <text:p text:style-name="P89">Decision</text:p>
          </table:table-cell>
          <table:table-cell table:style-name="Table2.B9" office:value-type="string">
            <text:p text:style-name="P103">Нет</text:p>
          </table:table-cell>
          <table:table-cell table:style-name="Table2.D9" office:value-type="string">
            <text:p text:style-name="P117">Проводить ли обрезание пробелов<text:span text:style-name="T21">.</text:span></text:p>
            <text:list xml:id="list110137940587020" text:continue-numbering="true" text:style-name="L3">
              <text:list-header>
                <text:p text:style-name="P134"><text:span text:style-name="T29">Make</text:span><text:span text:style-name="T21"> — </text:span><text:span text:style-name="T34">проводить</text:span></text:p>
              </text:list-header>
            </text:list>
            <text:p text:style-name="P139"><text:span text:style-name="T30">Skip</text:span><text:span text:style-name="T34"> — не проводить</text:span></text:p>
            <text:list xml:id="list110139565302389" text:continue-numbering="true" text:style-name="L3">
              <text:list-header>
                <text:p text:style-name="P134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</table:table>
      <text:h text:style-name="P48" text:outline-level="1"/>
      <text:h text:style-name="P48" text:outline-level="1"/>
      <text:p text:style-name="P14">Кроме этого, в <text:span text:style-name="T72">методе </text:span>контроллер<text:span text:style-name="T72">а</text:span> можно <text:span text:style-name="T72">управлять</text:span> так же и возвращаемы<text:span text:style-name="T72">м</text:span> результат<text:span text:style-name="T72">ом</text:span>, с помощью аннотации <text:span text:style-name="CodeInline">@Response</text:span>, которая имеет следующие параметры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81">Название</text:p>
          </table:table-cell>
          <table:table-cell table:style-name="Table6.B1" office:value-type="string">
            <text:p text:style-name="P75">Тип</text:p>
          </table:table-cell>
          <table:table-cell table:style-name="Table6.B1" office:value-type="string">
            <text:p text:style-name="P75">Обяз.</text:p>
          </table:table-cell>
          <table:table-cell table:style-name="Table6.D1" office:value-type="string">
            <text:p text:style-name="P75">Описание</text:p>
          </table:table-cell>
        </table:table-row>
        <table:table-row>
          <table:table-cell table:style-name="Table6.A2" office:value-type="string">
            <text:p text:style-name="P98">format</text:p>
          </table:table-cell>
          <table:table-cell table:style-name="Table6.B2" office:value-type="string">
            <text:p text:style-name="P92">IFormatter</text:p>
          </table:table-cell>
          <table:table-cell table:style-name="Table6.B2" office:value-type="string">
            <text:p text:style-name="P106">Нет</text:p>
          </table:table-cell>
          <table:table-cell table:style-name="Table6.D2" office:value-type="string">
            <text:p text:style-name="P116">Класс форматирования входящих данных. Если не указан будет использован класс форматирования приложения.</text:p>
          </table:table-cell>
        </table:table-row>
        <table:table-row>
          <table:table-cell table:style-name="Table6.A2" office:value-type="string">
            <text:p text:style-name="P98">mime</text:p>
          </table:table-cell>
          <table:table-cell table:style-name="Table6.B2" office:value-type="string">
            <text:p text:style-name="P92">String</text:p>
          </table:table-cell>
          <table:table-cell table:style-name="Table6.B2" office:value-type="string">
            <text:p text:style-name="P106">Нет</text:p>
          </table:table-cell>
          <table:table-cell table:style-name="Table6.D2" office:value-type="string">
            <text:p text:style-name="P119">Тип содержимого <text:span text:style-name="T71">ответа</text:span>. Если не указан, <text:span text:style-name="T71">то будет определен по возвращаемым данным, с помощью метода </text:span><text:span text:style-name="CodeInline"><text:span text:style-name="T71">MIME.ByClass</text:span></text:span><text:span text:style-name="T71">:</text:span></text:p>
            <text:list xml:id="list110139171070358" text:continue-numbering="true" text:style-name="L3">
              <text:list-header>
                <text:p text:style-name="P136"><text:span text:style-name="T29">org.w3c.dom.Document</text:span><text:span text:style-name="T21"> — </text:span><text:span text:style-name="T34">text/xml</text:span></text:p>
              </text:list-header>
            </text:list>
            <text:p text:style-name="P140"><text:span text:style-name="T30">IJsonObject</text:span><text:span text:style-name="T34"> — application/json</text:span></text:p>
            <text:p text:style-name="P140"><text:span text:style-name="T30">byte[]</text:span><text:span text:style-name="T34"> — application/octet-stream</text:span></text:p>
            <text:p text:style-name="P140"><text:span text:style-name="T30">InputStream</text:span><text:span text:style-name="T34"> — application/octet-stream</text:span></text:p>
            <text:p text:style-name="P140"><text:span text:style-name="T30">String</text:span><text:span text:style-name="T34"> — text/html</text:span></text:p>
          </table:table-cell>
        </table:table-row>
        <table:table-row>
          <table:table-cell table:style-name="Table6.A2" office:value-type="string">
            <text:p text:style-name="P98">escape</text:p>
          </table:table-cell>
          <table:table-cell table:style-name="Table6.B2" office:value-type="string">
            <text:p text:style-name="P92">Decision</text:p>
          </table:table-cell>
          <table:table-cell table:style-name="Table6.B2" office:value-type="string">
            <text:p text:style-name="P106">Нет</text:p>
          </table:table-cell>
          <table:table-cell table:style-name="Table6.D2" office:value-type="string">
            <text:p text:style-name="P119">Проводить ли маскировку <text:span text:style-name="T1">HTML </text:span><text:span text:style-name="T21">символов.</text:span></text:p>
            <text:list xml:id="list110138124375822" text:continue-numbering="true" text:style-name="L3">
              <text:list-header>
                <text:p text:style-name="P136"><text:span text:style-name="T29">Make</text:span><text:span text:style-name="T21"> — </text:span><text:span text:style-name="T34">проводить</text:span></text:p>
              </text:list-header>
            </text:list>
            <text:p text:style-name="P140"><text:span text:style-name="T30">Skip</text:span><text:span text:style-name="T34"> — не проводить</text:span></text:p>
            <text:list xml:id="list110138116619923" text:continue-numbering="true" text:style-name="L3">
              <text:list-header>
                <text:p text:style-name="P136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6.A5" office:value-type="string">
            <text:p text:style-name="P98">trim</text:p>
          </table:table-cell>
          <table:table-cell table:style-name="Table6.B5" office:value-type="string">
            <text:p text:style-name="P92">Decision</text:p>
          </table:table-cell>
          <table:table-cell table:style-name="Table6.B5" office:value-type="string">
            <text:p text:style-name="P106">Нет</text:p>
          </table:table-cell>
          <table:table-cell table:style-name="Table6.D5" office:value-type="string">
            <text:p text:style-name="P119">Проводить ли обрезание пробелов<text:span text:style-name="T21">.</text:span></text:p>
            <text:list xml:id="list110138764644924" text:continue-numbering="true" text:style-name="L3">
              <text:list-header>
                <text:p text:style-name="P136"><text:span text:style-name="T29">Make</text:span><text:span text:style-name="T21"> — </text:span><text:span text:style-name="T34">проводить</text:span></text:p>
              </text:list-header>
            </text:list>
            <text:p text:style-name="P140"><text:span text:style-name="T30">Skip</text:span><text:span text:style-name="T34"> — не проводить</text:span></text:p>
            <text:list xml:id="list110139468977389" text:continue-numbering="true" text:style-name="L3">
              <text:list-header>
                <text:p text:style-name="P136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</table:table>
      <text:h text:style-name="P41" text:outline-level="1"/>
      <text:p text:style-name="P55"/>
      <text:p text:style-name="P63"/>
      <text:p text:style-name="P62">Каждый входящий параметр метода контроллера может передавать значения из разных частей запроса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84">Как задается</text:p>
          </table:table-cell>
          <table:table-cell table:style-name="Table7.B1" office:value-type="string">
            <text:p text:style-name="P85">Тип</text:p>
          </table:table-cell>
          <table:table-cell table:style-name="Table7.B1" office:value-type="string">
            <text:p text:style-name="P85">Часть запроса</text:p>
          </table:table-cell>
          <table:table-cell table:style-name="Table7.D1" office:value-type="string">
            <text:p text:style-name="P85">Пример</text:p>
          </table:table-cell>
        </table:table-row>
        <table:table-row>
          <table:table-cell table:style-name="Table7.A2" office:value-type="string">
            <text:p text:style-name="P86">@Param</text:p>
          </table:table-cell>
          <table:table-cell table:style-name="Table7.B2" office:value-type="string">
            <text:p text:style-name="P126">Аннотация</text:p>
          </table:table-cell>
          <table:table-cell table:style-name="Table7.B2" office:value-type="string">
            <text:p text:style-name="P130">Параметр <text:span text:style-name="T1">POST </text:span>или <text:span text:style-name="T1">GET</text:span></text:p>
          </table:table-cell>
          <table:table-cell table:style-name="Table7.D2" office:value-type="string">
            <text:p text:style-name="P129"><text:span text:style-name="CodeInline">public</text:span><text:span text:style-name="CodeInline"><text:span text:style-name="T20">void</text:span></text:span><text:span text:style-name="CodeInline"> <text:s/>test(</text:span></text:p>
            <text:p text:style-name="P128"><text:span text:style-name="CodeInline"><text:s text:c="4"/>@Param("date") Date </text:span><text:span text:style-name="CodeInline"><text:span text:style-name="T18">date</text:span></text:span></text:p>
            <text:p text:style-name="P128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86">@Header</text:p>
          </table:table-cell>
          <table:table-cell table:style-name="Table7.B2" office:value-type="string">
            <text:p text:style-name="P127">Аннотация</text:p>
          </table:table-cell>
          <table:table-cell table:style-name="Table7.B2" office:value-type="string">
            <text:p text:style-name="P131">Заголовок запроса</text:p>
          </table:table-cell>
          <table:table-cell table:style-name="Table7.D2" office:value-type="string">
            <text:p text:style-name="P129"><text:span text:style-name="CodeInline">public</text:span><text:span text:style-name="CodeInline"><text:span text:style-name="T20">void</text:span></text:span><text:span text:style-name="CodeInline"> <text:s/>test(</text:span></text:p>
            <text:p text:style-name="P129"><text:span text:style-name="CodeInline"><text:s text:c="4"/></text:span><text:span text:style-name="CodeInline"><text:span text:style-name="T18">@Header("Accept-Encoding") String encoding</text:span></text:span></text:p>
            <text:p text:style-name="P129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86"><text:span text:style-name="T19">@</text:span>Body</text:p>
          </table:table-cell>
          <table:table-cell table:style-name="Table7.B2" office:value-type="string">
            <text:p text:style-name="P127">Аннотация</text:p>
          </table:table-cell>
          <table:table-cell table:style-name="Table7.B2" office:value-type="string">
            <text:p text:style-name="P131">Тело запроса</text:p>
          </table:table-cell>
          <table:table-cell table:style-name="Table7.D2" office:value-type="string">
            <text:p text:style-name="P129"><text:span text:style-name="CodeInline">public</text:span><text:span text:style-name="CodeInline"><text:span text:style-name="T20">void</text:span></text:span><text:span text:style-name="CodeInline"> <text:s/>test(</text:span></text:p>
            <text:p text:style-name="P129"><text:span text:style-name="CodeInline"><text:s text:c="4"/></text:span><text:span text:style-name="CodeInline"><text:span text:style-name="T18">@Body </text:span></text:span><text:span text:style-name="CodeInline"><text:span text:style-name="T20">byte[] data</text:span></text:span></text:p>
            <text:p text:style-name="P129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86"><text:span text:style-name="T19">@Cookie</text:span></text:p>
          </table:table-cell>
          <table:table-cell table:style-name="Table7.B2" office:value-type="string">
            <text:p text:style-name="P127">Аннотация</text:p>
          </table:table-cell>
          <table:table-cell table:style-name="Table7.B2" office:value-type="string">
            <text:p text:style-name="P132">Cookie</text:p>
          </table:table-cell>
          <table:table-cell table:style-name="Table7.D2" office:value-type="string">
            <text:p text:style-name="P129"><text:span text:style-name="CodeInline">public</text:span><text:span text:style-name="CodeInline"><text:span text:style-name="T20">void</text:span></text:span><text:span text:style-name="CodeInline"> <text:s/>test(</text:span></text:p>
            <text:p text:style-name="P129"><text:span text:style-name="CodeInline"><text:s text:c="4"/></text:span><text:span text:style-name="CodeInline"><text:span text:style-name="T20">@Cookie("increment") Integer inc</text:span></text:span></text:p>
            <text:p text:style-name="P129"><text:span text:style-name="CodeInline"><text:span text:style-name="T18">) {}</text:span></text:span></text:p>
          </table:table-cell>
        </table:table-row>
        <table:table-row>
          <table:table-cell table:style-name="Table7.A2" office:value-type="string">
            <text:p text:style-name="P86">IResponseOptions</text:p>
          </table:table-cell>
          <table:table-cell table:style-name="Table7.B2" office:value-type="string">
            <text:p text:style-name="P131">Класс</text:p>
          </table:table-cell>
          <table:table-cell table:style-name="Table7.B2" office:value-type="string">
            <text:p text:style-name="P131">Параметры ответа</text:p>
          </table:table-cell>
          <table:table-cell table:style-name="Table7.D2" office:value-type="string">
            <text:p text:style-name="P129"><text:span text:style-name="CodeInline">public</text:span><text:span text:style-name="CodeInline"><text:span text:style-name="T20">void</text:span></text:span><text:span text:style-name="CodeInline"> test(</text:span></text:p>
            <text:p text:style-name="P129"><text:span text:style-name="CodeInline"><text:s text:c="4"/></text:span><text:span text:style-name="CodeInline"><text:span text:style-name="T20">IResponseOptions options</text:span></text:span></text:p>
            <text:p text:style-name="P129"><text:span text:style-name="CodeInline"><text:span text:style-name="T18">) {</text:span></text:span></text:p>
            <text:p text:style-name="P129"><text:span text:style-name="CodeInline"><text:span text:style-name="T18"><text:s text:c="4"/>options.setHeader("Test-Header", "test");</text:span></text:span></text:p>
            <text:p text:style-name="P129"><text:span text:style-name="CodeInline"><text:span text:style-name="T18">}</text:span></text:span></text:p>
          </table:table-cell>
        </table:table-row>
        <table:table-row>
          <table:table-cell table:style-name="Table7.A7" office:value-type="string">
            <text:p text:style-name="P86">RequestAddress</text:p>
          </table:table-cell>
          <table:table-cell table:style-name="Table7.B7" office:value-type="string">
            <text:p text:style-name="P131">Класс</text:p>
          </table:table-cell>
          <table:table-cell table:style-name="Table7.B7" office:value-type="string">
            <text:p text:style-name="P131">Адрес откуда пришел запрос</text:p>
          </table:table-cell>
          <table:table-cell table:style-name="Table7.D7" office:value-type="string">
            <text:p text:style-name="P129"><text:span text:style-name="CodeInline">public String test(</text:span></text:p>
            <text:p text:style-name="P129"><text:span text:style-name="CodeInline"><text:s text:c="4"/></text:span><text:span text:style-name="CodeInline"><text:span text:style-name="T20">RequestAddress addr</text:span></text:span></text:p>
            <text:p text:style-name="P129"><text:span text:style-name="CodeInline"><text:span text:style-name="T18">) {</text:span></text:span></text:p>
            <text:p text:style-name="P129"><text:span text:style-name="CodeInline"><text:span text:style-name="T18"><text:s text:c="4"/>return addr.getRemoteHostIP();</text:span></text:span></text:p>
            <text:p text:style-name="P129"><text:span text:style-name="CodeInline"><text:span text:style-name="T18">}</text:span></text:span></text:p>
          </table:table-cell>
        </table:table-row>
      </table:table>
      <text:p text:style-name="P45"/>
      <text:p text:style-name="P57">Так же система <text:span text:style-name="T1">unitoo </text:span><text:span text:style-name="T21">сконвертирует полученное значение в тот тип данных который указан в параметре (включая синтетические типы, например </text:span><text:span text:style-name="T1">json</text:span><text:span text:style-name="T21">). В случае получения тела запроса, система может вернуть бинарные данные как поток, массив байтов или строку. Система сама понимает </text:span><text:span text:style-name="T1">POST </text:span><text:span text:style-name="T44">(</text:span><text:span text:style-name="T21">поддерживаются multipart/form-data и</text:span><text:span text:style-name="T1"> application/x-www-form-urlencoded</text:span><text:span text:style-name="T44">) </text:span><text:span text:style-name="T21">или </text:span><text:span text:style-name="T1">GET </text:span><text:span text:style-name="T21">параметры и </text:span><text:span text:style-name="T43">подставляет</text:span><text:span text:style-name="T21"> нужное значение в параметр метода. Если у одного параметра сразу несколько значений, то </text:span><text:span text:style-name="T43">можно указать в качестве типа массив, и система запишет туда все значения указанного параметра.</text:span></text:p>
      <text:p text:style-name="P50"/>
      <text:p text:style-name="P61">Аннотаци<text:span text:style-name="T75">и</text:span> <text:span text:style-name="CodeInline">@Param</text:span>, <text:span text:style-name="CodeInline">@Header</text:span>, <text:span text:style-name="CodeInline">@Cookie</text:span> <text:span text:style-name="T75">и</text:span>ме<text:span text:style-name="T75">ют</text:span> следующие параметры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82">Название</text:p>
          </table:table-cell>
          <table:table-cell table:style-name="Table8.B1" office:value-type="string">
            <text:p text:style-name="P76">Тип</text:p>
          </table:table-cell>
          <table:table-cell table:style-name="Table8.B1" office:value-type="string">
            <text:p text:style-name="P76">Обяз.</text:p>
          </table:table-cell>
          <table:table-cell table:style-name="Table8.D1" office:value-type="string">
            <text:p text:style-name="P76">Описание</text:p>
          </table:table-cell>
        </table:table-row>
        <table:table-row>
          <table:table-cell table:style-name="Table8.A2" office:value-type="string">
            <text:p text:style-name="P99">value</text:p>
          </table:table-cell>
          <table:table-cell table:style-name="Table8.B2" office:value-type="string">
            <text:p text:style-name="P93">String</text:p>
          </table:table-cell>
          <table:table-cell table:style-name="Table8.B2" office:value-type="string">
            <text:p text:style-name="P111">Да</text:p>
          </table:table-cell>
          <table:table-cell table:style-name="Table8.D2" office:value-type="string">
            <text:p text:style-name="P112">Название параметра в запросе</text:p>
          </table:table-cell>
        </table:table-row>
        <table:table-row>
          <table:table-cell table:style-name="Table8.A2" office:value-type="string">
            <text:p text:style-name="P99">mandatory</text:p>
          </table:table-cell>
          <table:table-cell table:style-name="Table8.B2" office:value-type="string">
            <text:p text:style-name="P101">boolean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2">Обязательность параметра, по-умолчанию не обязательный</text:p>
          </table:table-cell>
        </table:table-row>
        <table:table-row>
          <table:table-cell table:style-name="Table8.A2" office:value-type="string">
            <text:p text:style-name="P99">min</text:p>
          </table:table-cell>
          <table:table-cell table:style-name="Table8.B2" office:value-type="string">
            <text:p text:style-name="P93">double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2">Минимальное значение параметра (0 — не задано)</text:p>
            <text:p text:style-name="P142"><text:span text:style-name="T30">String</text:span><text:span text:style-name="T34"> — </text:span><text:span text:style-name="T39">длина строки</text:span></text:p>
            <text:p text:style-name="P142"><text:span text:style-name="T30">Number</text:span><text:span text:style-name="T34"> — </text:span><text:span text:style-name="T39">значение</text:span></text:p>
            <text:p text:style-name="P142"><text:span text:style-name="T30">Date</text:span><text:span text:style-name="T34"> — </text:span><text:span text:style-name="T39">время в миллисекундах</text:span></text:p>
            <text:p text:style-name="P143"><text:span text:style-name="T30">byte[]</text:span><text:span text:style-name="T34"> — </text:span><text:span text:style-name="T40">размер массива</text:span></text:p>
            <text:p text:style-name="P145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8.A2" office:value-type="string">
            <text:p text:style-name="P99">max</text:p>
          </table:table-cell>
          <table:table-cell table:style-name="Table8.B2" office:value-type="string">
            <text:p text:style-name="P93">double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2"><text:span text:style-name="T74">Максимальное</text:span> значение параметра (0 — не задано)</text:p>
            <text:p text:style-name="P142"><text:span text:style-name="T30">String</text:span><text:span text:style-name="T34"> — </text:span><text:span text:style-name="T39">длина строки</text:span></text:p>
            <text:p text:style-name="P142"><text:span text:style-name="T30">Number</text:span><text:span text:style-name="T34"> — </text:span><text:span text:style-name="T39">значение</text:span></text:p>
            <text:p text:style-name="P142"><text:span text:style-name="T30">Date</text:span><text:span text:style-name="T34"> — </text:span><text:span text:style-name="T39">время в миллисекундах</text:span></text:p>
            <text:p text:style-name="P143"><text:span text:style-name="T30">byte[]</text:span><text:span text:style-name="T34"> — </text:span><text:span text:style-name="T40">размер массива</text:span></text:p>
            <text:p text:style-name="P143"><text:span text:style-name="T30">InputStream</text:span><text:span text:style-name="T34"> — </text:span><text:span text:style-name="T40">кол-во доступных байтов</text:span></text:p>
          </table:table-cell>
        </table:table-row>
        <table:table-row>
          <table:table-cell table:style-name="Table8.A2" office:value-type="string">
            <text:p text:style-name="P99">mask</text:p>
          </table:table-cell>
          <table:table-cell table:style-name="Table8.B2" office:value-type="string">
            <text:p text:style-name="P93">String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4"><text:span text:style-name="T34">Р</text:span><text:span text:style-name="T21">егулярное выражение на строгое соответствие строки ему, по умолчанию не задано</text:span></text:p>
          </table:table-cell>
        </table:table-row>
        <table:table-row>
          <table:table-cell table:style-name="Table8.A2" office:value-type="string">
            <text:p text:style-name="P99">escape</text:p>
          </table:table-cell>
          <table:table-cell table:style-name="Table8.B2" office:value-type="string">
            <text:p text:style-name="P93">Decision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0">Проводить ли маскировку <text:span text:style-name="T1">HTML </text:span><text:span text:style-name="T21">символов.</text:span></text:p>
            <text:list xml:id="list110138769358949" text:continue-numbering="true" text:style-name="L3">
              <text:list-header>
                <text:p text:style-name="P137"><text:span text:style-name="T29">Make</text:span><text:span text:style-name="T21"> — </text:span><text:span text:style-name="T34">проводить</text:span></text:p>
              </text:list-header>
            </text:list>
            <text:p text:style-name="P141"><text:span text:style-name="T30">Skip</text:span><text:span text:style-name="T34"> — не проводить</text:span></text:p>
            <text:list xml:id="list110137922524945" text:continue-numbering="true" text:style-name="L3">
              <text:list-header>
                <text:p text:style-name="P137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8.A2" office:value-type="string">
            <text:p text:style-name="P99">trim</text:p>
          </table:table-cell>
          <table:table-cell table:style-name="Table8.B2" office:value-type="string">
            <text:p text:style-name="P93">Decision</text:p>
          </table:table-cell>
          <table:table-cell table:style-name="Table8.B2" office:value-type="string">
            <text:p text:style-name="P107">Нет</text:p>
          </table:table-cell>
          <table:table-cell table:style-name="Table8.D2" office:value-type="string">
            <text:p text:style-name="P120">Проводить ли обрезание пробелов<text:span text:style-name="T21">.</text:span></text:p>
            <text:list xml:id="list110138202359735" text:continue-numbering="true" text:style-name="L3">
              <text:list-header>
                <text:p text:style-name="P137"><text:span text:style-name="T29">Make</text:span><text:span text:style-name="T21"> — </text:span><text:span text:style-name="T34">проводить</text:span></text:p>
              </text:list-header>
            </text:list>
            <text:p text:style-name="P141"><text:span text:style-name="T30">Skip</text:span><text:span text:style-name="T34"> — не проводить</text:span></text:p>
            <text:list xml:id="list110137817624396" text:continue-numbering="true" text:style-name="L3">
              <text:list-header>
                <text:p text:style-name="P137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8.A9" office:value-type="string">
            <text:p text:style-name="P99">validate</text:p>
          </table:table-cell>
          <table:table-cell table:style-name="Table8.B9" office:value-type="string">
            <text:p text:style-name="P93">IValidator</text:p>
          </table:table-cell>
          <table:table-cell table:style-name="Table8.B9" office:value-type="string">
            <text:p text:style-name="P107">Нет</text:p>
          </table:table-cell>
          <table:table-cell table:style-name="Table8.D9" office:value-type="string">
            <text:p text:style-name="P124">Класс компонента валидатора, для специальных проверок</text:p>
          </table:table-cell>
        </table:table-row>
      </table:table>
      <text:p text:style-name="P42"/>
      <text:p text:style-name="P42"/>
      <text:p text:style-name="P42"/>
      <text:p text:style-name="P60">Аннотация <text:span text:style-name="CodeInline">@Body</text:span> имеет следующие параметры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83">Название</text:p>
          </table:table-cell>
          <table:table-cell table:style-name="Table9.B1" office:value-type="string">
            <text:p text:style-name="P77">Тип</text:p>
          </table:table-cell>
          <table:table-cell table:style-name="Table9.B1" office:value-type="string">
            <text:p text:style-name="P77">Обяз.</text:p>
          </table:table-cell>
          <table:table-cell table:style-name="Table9.D1" office:value-type="string">
            <text:p text:style-name="P77">Описание</text:p>
          </table:table-cell>
        </table:table-row>
        <table:table-row>
          <table:table-cell table:style-name="Table9.A2" office:value-type="string">
            <text:p text:style-name="P100">mandatory</text:p>
          </table:table-cell>
          <table:table-cell table:style-name="Table9.B2" office:value-type="string">
            <text:p text:style-name="P102">boolean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3">Обязательность параметра, по-умолчанию не обязательный</text:p>
          </table:table-cell>
        </table:table-row>
        <table:table-row>
          <table:table-cell table:style-name="Table9.A2" office:value-type="string">
            <text:p text:style-name="P100">min</text:p>
          </table:table-cell>
          <table:table-cell table:style-name="Table9.B2" office:value-type="string">
            <text:p text:style-name="P94">double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3">Минимальное значение параметра (0 — не задано)</text:p>
            <text:p text:style-name="P144"><text:span text:style-name="T30">String</text:span><text:span text:style-name="T34"> — </text:span><text:span text:style-name="T39">длина строки</text:span></text:p>
            <text:p text:style-name="P144"><text:span text:style-name="T30">byte[]</text:span><text:span text:style-name="T34"> — </text:span><text:span text:style-name="T40">размер массива</text:span></text:p>
            <text:p text:style-name="P146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9.A2" office:value-type="string">
            <text:p text:style-name="P100">max</text:p>
          </table:table-cell>
          <table:table-cell table:style-name="Table9.B2" office:value-type="string">
            <text:p text:style-name="P94">double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3"><text:span text:style-name="T74">Максимальное</text:span> значение параметра (0 — не задано)</text:p>
            <text:p text:style-name="P144"><text:span text:style-name="T30">String</text:span><text:span text:style-name="T34"> — </text:span><text:span text:style-name="T39">длина строки</text:span></text:p>
            <text:p text:style-name="P144"><text:span text:style-name="T30">byte[]</text:span><text:span text:style-name="T34"> — </text:span><text:span text:style-name="T40">размер массива</text:span></text:p>
            <text:p text:style-name="P146"><text:span text:style-name="T34">InputStream</text:span><text:span text:style-name="T41"> — </text:span><text:span text:style-name="T42">кол-во доступных байтов</text:span></text:p>
          </table:table-cell>
        </table:table-row>
        <table:table-row>
          <table:table-cell table:style-name="Table9.A2" office:value-type="string">
            <text:p text:style-name="P100">mask</text:p>
          </table:table-cell>
          <table:table-cell table:style-name="Table9.B2" office:value-type="string">
            <text:p text:style-name="P94">String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5"><text:span text:style-name="T34">Р</text:span><text:span text:style-name="T21">егулярное выражение на строгое соответствие строки ему, по умолчанию не задано</text:span></text:p>
          </table:table-cell>
        </table:table-row>
        <table:table-row>
          <table:table-cell table:style-name="Table9.A2" office:value-type="string">
            <text:p text:style-name="P100">escape</text:p>
          </table:table-cell>
          <table:table-cell table:style-name="Table9.B2" office:value-type="string">
            <text:p text:style-name="P94">Decision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1">Проводить ли маскировку <text:span text:style-name="T1">HTML </text:span><text:span text:style-name="T21">символов.</text:span></text:p>
            <text:list xml:id="list110138672720307" text:continue-numbering="true" text:style-name="L3">
              <text:list-header>
                <text:p text:style-name="P138"><text:span text:style-name="T29">Make</text:span><text:span text:style-name="T21"> — </text:span><text:span text:style-name="T34">проводить</text:span></text:p>
              </text:list-header>
            </text:list>
            <text:p text:style-name="P143"><text:span text:style-name="T30">Skip</text:span><text:span text:style-name="T34"> — не проводить</text:span></text:p>
            <text:list xml:id="list110138385481075" text:continue-numbering="true" text:style-name="L3">
              <text:list-header>
                <text:p text:style-name="P138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9.A2" office:value-type="string">
            <text:p text:style-name="P100">trim</text:p>
          </table:table-cell>
          <table:table-cell table:style-name="Table9.B2" office:value-type="string">
            <text:p text:style-name="P94">Decision</text:p>
          </table:table-cell>
          <table:table-cell table:style-name="Table9.B2" office:value-type="string">
            <text:p text:style-name="P108">Нет</text:p>
          </table:table-cell>
          <table:table-cell table:style-name="Table9.D2" office:value-type="string">
            <text:p text:style-name="P121">Проводить ли обрезание пробелов<text:span text:style-name="T21">.</text:span></text:p>
            <text:list xml:id="list110139296303968" text:continue-numbering="true" text:style-name="L3">
              <text:list-header>
                <text:p text:style-name="P138"><text:span text:style-name="T29">Make</text:span><text:span text:style-name="T21"> — </text:span><text:span text:style-name="T34">проводить</text:span></text:p>
              </text:list-header>
            </text:list>
            <text:p text:style-name="P143"><text:span text:style-name="T30">Skip</text:span><text:span text:style-name="T34"> — не проводить</text:span></text:p>
            <text:list xml:id="list110137661083974" text:continue-numbering="true" text:style-name="L3">
              <text:list-header>
                <text:p text:style-name="P138"><text:span text:style-name="T30">Parent</text:span><text:span text:style-name="T34"> — использовать установки приложения</text:span></text:p>
              </text:list-header>
            </text:list>
          </table:table-cell>
        </table:table-row>
        <table:table-row>
          <table:table-cell table:style-name="Table9.A8" office:value-type="string">
            <text:p text:style-name="P100">validate</text:p>
          </table:table-cell>
          <table:table-cell table:style-name="Table9.B8" office:value-type="string">
            <text:p text:style-name="P94">IValidator</text:p>
          </table:table-cell>
          <table:table-cell table:style-name="Table9.B8" office:value-type="string">
            <text:p text:style-name="P108">Нет</text:p>
          </table:table-cell>
          <table:table-cell table:style-name="Table9.D8" office:value-type="string">
            <text:p text:style-name="P125">Класс компонента валидатора, для специальных проверок</text:p>
          </table:table-cell>
        </table:table-row>
      </table:table>
      <text:p text:style-name="P43"/>
      <text:p text:style-name="P43"/>
      <text:p text:style-name="P43"/>
      <text:h text:style-name="P154" text:outline-level="2"><text:bookmark-start text:name="__RefHeading___Toc1678_1935073347"/>Безопасность<text:bookmark-end text:name="__RefHeading___Toc1678_1935073347"/></text:h>
      <text:p text:style-name="Text_20_body"><text:bookmark-start text:name="__RefHeading___Toc1827_1988715734"/>Компонент отвечающий за безопасность необходим для создания и поддержки сессий пользователя, проверки прав на методы. По сути компонент представляет собой наследника контроллера, с несколькими дополнительными методами<text:span text:style-name="T16">: </text:span><text:span text:style-name="CodeInline"><text:span text:style-name="T16">checkAccess</text:span></text:span><text:span text:style-name="T16">, </text:span><text:span text:style-name="T70">для проверки доступа переданной сессии к <text:s/>переданному методу,</text:span><text:span text:style-name="T16"> </text:span><text:span text:style-name="T70">и </text:span><text:span text:style-name="CodeInline"><text:span text:style-name="T70">newSession</text:span></text:span><text:span text:style-name="T70">, для создания новой сессии</text:span>. Пример простого компонента безопасности:<text:bookmark-end text:name="__RefHeading___Toc1827_1988715734"/></text:p>
      <text:p text:style-name="Text"><text:bookmark-start text:name="__RefHeading___Toc1829_1988715734"/>Компонент безопасности<text:bookmark-end text:name="__RefHeading___Toc1829_1988715734"/></text:p>
      <text:p text:style-name="Code">package org.master.unitoo.server;</text:p>
      <text:p text:style-name="Code"/>
      <text:p text:style-name="Code">import java.util.concurrent.ConcurrentHashMap;</text:p>
      <text:p text:style-name="Code">import org.master.unitoo.core.api.IControllerMethod;</text:p>
      <text:p text:style-name="Code">import org.master.unitoo.core.api.util.ISession;</text:p>
      <text:p text:style-name="Code">import org.master.unitoo.core.api.annotation.Component;</text:p>
      <text:p text:style-name="Code">import org.master.unitoo.core.api.annotation.Logger;</text:p>
      <text:p text:style-name="Code">import org.master.unitoo.core.api.annotation.Param;</text:p>
      <text:p text:style-name="Code">import org.master.unitoo.core.api.annotation.Request;</text:p>
      <text:p text:style-name="Code">import org.master.unitoo.core.base.BaseSecurity;</text:p>
      <text:p text:style-name="Code">import org.master.unitoo.core.errors.AccessDenied;</text:p>
      <text:p text:style-name="Code">import org.master.unitoo.core.errors.LogonFailed;</text:p>
      <text:p text:style-name="Code">import org.master.unitoo.core.errors.UnitooException;</text:p>
      <text:p text:style-name="Code">import org.master.unitoo.core.types.ComponentContext;</text:p>
      <text:p text:style-name="Code">import org.master.unitoo.core.types.RequestMethod;</text:p>
      <text:p text:style-name="Code">import org.master.unitoo.core.types.SecureLevel;</text:p>
      <text:p text:style-name="Code"/>
      <text:p text:style-name="Code">/**</text:p>
      <text:p text:style-name="Code"><text:s/>*</text:p>
      <text:p text:style-name="Code"><text:s/>* @author Andrey Rogov</text:p>
      <text:p text:style-name="Code"><text:s/>*/</text:p>
      <text:p text:style-name="Code">@Component("Пример безопасности")</text:p>
      <text:p text:style-name="P67">@Logger(<text:span text:style-name="T9">Sample</text:span>Log.class)</text:p>
      <text:p text:style-name="Code">public class SimpleSecurity extends BaseSecurity {</text:p>
      <text:p text:style-name="Code"/>
      <text:p text:style-name="Code"><text:s text:c="4"/>private final ConcurrentHashMap&lt;String, String&gt; users = new ConcurrentHashMap&lt;&gt;();</text:p>
      <text:p text:style-name="Code"/>
      <text:p text:style-name="Code"><text:s text:c="4"/>@Override</text:p>
      <text:p text:style-name="Code"><text:s text:c="4"/>public void init(ComponentContext context) {</text:p>
      <text:p text:style-name="Code"><text:s text:c="8"/>super.init(context);</text:p>
      <text:p text:style-name="Code"><text:s text:c="8"/>users.put("root", "abcd");</text:p>
      <text:p text:style-name="Code"><text:s text:c="4"/>}</text:p>
      <text:p text:style-name="Code"/>
      <text:p text:style-name="Code"><text:s text:c="4"/>public boolean checkUser(String login, String pwd) {</text:p>
      <text:p text:style-name="Code"><text:s text:c="8"/>String storedPwd = users.get(login);</text:p>
      <text:p text:style-name="Code"><text:s text:c="8"/>return storedPwd != null &amp;&amp; storedPwd.equals(pwd);</text:p>
      <text:p text:style-name="Code"><text:s text:c="4"/>}</text:p>
      <text:p text:style-name="Code"/>
      <text:p text:style-name="Code"><text:s text:c="4"/>@Override</text:p>
      <text:p text:style-name="Code"><text:s text:c="4"/>protected void checkAccess(</text:p>
      <text:p text:style-name="Code"><text:s text:c="12"/>IControllerMethod method,</text:p>
      <text:p text:style-name="Code"><text:s text:c="12"/>ISession session</text:p>
      <text:p text:style-name="Code"><text:s text:c="4"/>) throws AccessDenied {</text:p>
      <text:p text:style-name="Code"><text:s text:c="4"/>}</text:p>
      <text:p text:style-name="Code"/>
      <text:p text:style-name="P67"><text:soft-page-break/><text:s text:c="4"/></text:p>
      <text:p text:style-name="P67"><text:s text:c="4"/>@Override</text:p>
      <text:p text:style-name="Code"><text:s text:c="4"/>public ISession newSession() {</text:p>
      <text:p text:style-name="Code"><text:s text:c="8"/>ISession session = new SimpleSession(this);</text:p>
      <text:p text:style-name="Code"><text:s text:c="8"/>return session;</text:p>
      <text:p text:style-name="Code"><text:s text:c="4"/>}</text:p>
      <text:p text:style-name="Code"/>
      <text:p text:style-name="Code"><text:s text:c="4"/>@Request(</text:p>
      <text:p text:style-name="Code"><text:s text:c="12"/>value = "logon",</text:p>
      <text:p text:style-name="Code"><text:s text:c="12"/>type = RequestMethod.GET,</text:p>
      <text:p text:style-name="Code"><text:s text:c="12"/>format = TestFormatter.class,</text:p>
      <text:p text:style-name="Code"><text:s text:c="12"/>secure = SecureLevel.Init)</text:p>
      <text:p text:style-name="Code"><text:s text:c="4"/>public String logon(</text:p>
      <text:p text:style-name="Code"><text:s text:c="12"/>@Param("user") String user,</text:p>
      <text:p text:style-name="Code"><text:s text:c="12"/>@Param("pwd") String pwd</text:p>
      <text:p text:style-name="Code"><text:s text:c="4"/>) throws UnitooException {</text:p>
      <text:p text:style-name="Code"><text:s text:c="8"/>if ("root".equals(user) &amp;&amp; "test".equals(pwd)) {</text:p>
      <text:p text:style-name="Code"><text:s text:c="12"/>SimpleSession session = (SimpleSession) app().process().session();</text:p>
      <text:p text:style-name="Code"><text:s text:c="12"/>session.init(user, pwd);</text:p>
      <text:p text:style-name="Code"><text:s text:c="8"/>} else {</text:p>
      <text:p text:style-name="Code"><text:s text:c="12"/>throw new LogonFailed();</text:p>
      <text:p text:style-name="Code"><text:s text:c="8"/>}</text:p>
      <text:p text:style-name="Code"/>
      <text:p text:style-name="Code"><text:s text:c="8"/>return "Logon success";</text:p>
      <text:p text:style-name="Code"><text:s text:c="4"/>}</text:p>
      <text:p text:style-name="Code"/>
      <text:p text:style-name="Code"><text:s text:c="4"/>@Request(</text:p>
      <text:p text:style-name="Code"><text:s text:c="12"/>value = "logout",</text:p>
      <text:p text:style-name="Code"><text:s text:c="12"/>type = RequestMethod.GET,</text:p>
      <text:p text:style-name="Code"><text:s text:c="12"/>format = TestFormatter.class,</text:p>
      <text:p text:style-name="Code"><text:s text:c="12"/>secure = SecureLevel.Preauth)</text:p>
      <text:p text:style-name="Code"><text:s text:c="4"/>public String logout() {</text:p>
      <text:p text:style-name="Code"><text:s text:c="8"/>SimpleSession session = (SimpleSession) app().process().session();</text:p>
      <text:p text:style-name="Code"><text:s text:c="8"/>session.expire();</text:p>
      <text:p text:style-name="Code"/>
      <text:p text:style-name="Code"><text:s text:c="8"/>return "User is logged out";</text:p>
      <text:p text:style-name="Code"><text:s text:c="4"/>}</text:p>
      <text:p text:style-name="Code">}</text:p>
      <text:p text:style-name="Standard"/>
      <text:h text:style-name="P49" text:outline-level="1"/>
      <text:p text:style-name="Standard"/>
      <text:p text:style-name="P70"><text:bookmark-start text:name="__RefHeading___Toc1831_1988715734"/>Сессия<text:bookmark-end text:name="__RefHeading___Toc1831_1988715734"/></text:p>
      <text:p text:style-name="Code">package org.master.unitoo.server;</text:p>
      <text:p text:style-name="Code"/>
      <text:p text:style-name="Code">import java.util.Date;</text:p>
      <text:p text:style-name="Code">import org.master.unitoo.core.api.util.ISession;</text:p>
      <text:p text:style-name="Code">import org.master.unitoo.core.api.util.IUser;</text:p>
      <text:p text:style-name="Code">import org.master.unitoo.core.errors.LogonFailed;</text:p>
      <text:p text:style-name="Code">import org.master.unitoo.core.types.SessionState;</text:p>
      <text:p text:style-name="Code">import org.master.unitoo.server.langs.Russian;</text:p>
      <text:p text:style-name="Code"/>
      <text:p text:style-name="Code">/**</text:p>
      <text:p text:style-name="Code"><text:s/>*</text:p>
      <text:p text:style-name="Code"><text:s/>* @author Andrey <text:span text:style-name="T17">Rogov</text:span></text:p>
      <text:p text:style-name="Code"><text:s/>*/</text:p>
      <text:p text:style-name="Code">public class SimpleSession implements ISession {</text:p>
      <text:p text:style-name="Code"/>
      <text:p text:style-name="Code"><text:s text:c="4"/>private IUser user;</text:p>
      <text:p text:style-name="Code"><text:s text:c="4"/>private final SimpleSecurity parent;</text:p>
      <text:p text:style-name="Code"><text:s text:c="4"/>private Date started;</text:p>
      <text:p text:style-name="Code"><text:s text:c="4"/>private SessionState state = SessionState.Created;</text:p>
      <text:p text:style-name="Code"/>
      <text:p text:style-name="Code"><text:s text:c="4"/>public SimpleSession(SimpleSecurity parent) {</text:p>
      <text:p text:style-name="Code"><text:s text:c="8"/>this.parent = parent;</text:p>
      <text:p text:style-name="Code"><text:s text:c="4"/>}</text:p>
      <text:p text:style-name="Code"/>
      <text:p text:style-name="Code"><text:s text:c="4"/>public void init(String login, String pwd) throws LogonFailed {</text:p>
      <text:p text:style-name="Code"><text:s text:c="8"/>if (parent.checkUser(login, pwd)) {</text:p>
      <text:p text:style-name="Code"><text:s text:c="12"/>user = new SimpleUser(</text:p>
      <text:p text:style-name="Code"><text:s text:c="20"/>login,</text:p>
      <text:p text:style-name="Code"><text:s text:c="20"/>login,</text:p>
      <text:p text:style-name="Code"><text:s text:c="20"/>parent.app().component(Russian.class));</text:p>
      <text:p text:style-name="P68"><text:s text:c="12"/>state = SessionState.Normal;</text:p>
      <text:p text:style-name="P68"><text:s text:c="12"/>started = new Date();</text:p>
      <text:p text:style-name="Code"><text:s text:c="8"/>} else {</text:p>
      <text:p text:style-name="Code"><text:s text:c="12"/>throw new LogonFailed();</text:p>
      <text:p text:style-name="Code"><text:s text:c="8"/>}</text:p>
      <text:p text:style-name="Code"><text:s text:c="4"/>}</text:p>
      <text:p text:style-name="Code"/>
      <text:p text:style-name="Code"><text:s text:c="4"/>public void expire() {</text:p>
      <text:p text:style-name="Code"><text:s text:c="8"/>state = SessionState.Expired;</text:p>
      <text:p text:style-name="Code"><text:s text:c="4"/>}</text:p>
      <text:p text:style-name="Code"/>
      <text:p text:style-name="Code"><text:s text:c="4"/>@Override</text:p>
      <text:p text:style-name="Code"><text:s text:c="4"/>public IUser user() {</text:p>
      <text:p text:style-name="Code"><text:s text:c="8"/>return user;</text:p>
      <text:p text:style-name="Code"><text:s text:c="4"/>}</text:p>
      <text:p text:style-name="Code"/>
      <text:p text:style-name="Code"><text:s text:c="4"/>@Override</text:p>
      <text:p text:style-name="Code"><text:s text:c="4"/>public Date started() {</text:p>
      <text:p text:style-name="Code"><text:s text:c="8"/>return started;</text:p>
      <text:p text:style-name="Code"><text:s text:c="4"/>}</text:p>
      <text:p text:style-name="Code"/>
      <text:p text:style-name="Code"><text:s text:c="4"/>@Override</text:p>
      <text:p text:style-name="Code"><text:s text:c="4"/>public SessionState state() {</text:p>
      <text:p text:style-name="Code"><text:s text:c="8"/>return state;</text:p>
      <text:p text:style-name="Code"><text:s text:c="4"/>}</text:p>
      <text:p text:style-name="Code"/>
      <text:p text:style-name="Code">}</text:p>
      <text:p text:style-name="Standard"><text:soft-page-break/></text:p>
      <text:p text:style-name="Text"><text:bookmark-start text:name="__RefHeading___Toc1833_1988715734"/>Пользователь<text:bookmark-end text:name="__RefHeading___Toc1833_1988715734"/></text:p>
      <text:p text:style-name="Code">package org.master.unitoo.server;</text:p>
      <text:p text:style-name="Code"/>
      <text:p text:style-name="Code">import org.master.unitoo.core.api.components.ILanguage;</text:p>
      <text:p text:style-name="Code">import org.master.unitoo.core.api.util.IUser;</text:p>
      <text:p text:style-name="Code"/>
      <text:p text:style-name="Code">/**</text:p>
      <text:p text:style-name="Code"><text:s/>*</text:p>
      <text:p text:style-name="Code"><text:s/>* @author Andrey <text:span text:style-name="T17">Rogov</text:span></text:p>
      <text:p text:style-name="Code"><text:s/>*/</text:p>
      <text:p text:style-name="Code">public class SimpleUser implements IUser&lt;Integer&gt; {</text:p>
      <text:p text:style-name="Code"/>
      <text:p text:style-name="Code"><text:s text:c="4"/>private final ILanguage language;</text:p>
      <text:p text:style-name="Code"><text:s text:c="4"/>private final String login;</text:p>
      <text:p text:style-name="Code"><text:s text:c="4"/>private final String name;</text:p>
      <text:p text:style-name="Code"/>
      <text:p text:style-name="Code"><text:s text:c="4"/>public SimpleUser(String login, String name, ILanguage language) {</text:p>
      <text:p text:style-name="Code"><text:s text:c="8"/>this.language = language;</text:p>
      <text:p text:style-name="Code"><text:s text:c="8"/>this.login = login;</text:p>
      <text:p text:style-name="Code"><text:s text:c="8"/>this.name = name;</text:p>
      <text:p text:style-name="Code"><text:s text:c="4"/>}</text:p>
      <text:p text:style-name="Code"/>
      <text:p text:style-name="Code"><text:s text:c="4"/>@Override</text:p>
      <text:p text:style-name="Code"><text:s text:c="4"/>public Integer id() {</text:p>
      <text:p text:style-name="Code"><text:s text:c="8"/>return 1;</text:p>
      <text:p text:style-name="Code"><text:s text:c="4"/>}</text:p>
      <text:p text:style-name="Code"/>
      <text:p text:style-name="Code"><text:s text:c="4"/>@Override</text:p>
      <text:p text:style-name="Code"><text:s text:c="4"/>public String login() {</text:p>
      <text:p text:style-name="Code"><text:s text:c="8"/>return login;</text:p>
      <text:p text:style-name="Code"><text:s text:c="4"/>}</text:p>
      <text:p text:style-name="Code"/>
      <text:p text:style-name="Code"><text:s text:c="4"/>@Override</text:p>
      <text:p text:style-name="Code"><text:s text:c="4"/>public String name() {</text:p>
      <text:p text:style-name="Code"><text:s text:c="8"/>return name;</text:p>
      <text:p text:style-name="Code"><text:s text:c="4"/>}</text:p>
      <text:p text:style-name="Code"/>
      <text:p text:style-name="Code"><text:s text:c="4"/>@Override</text:p>
      <text:p text:style-name="Code"><text:s text:c="4"/>public ILanguage language() {</text:p>
      <text:p text:style-name="Code"><text:s text:c="8"/>return language;</text:p>
      <text:p text:style-name="Code"><text:s text:c="4"/>}</text:p>
      <text:p text:style-name="Code"/>
      <text:p text:style-name="Code">}</text:p>
      <text:p text:style-name="Standard"/>
      <text:h text:style-name="P150" text:outline-level="2"><text:bookmark-start text:name="__RefHeading___Toc1680_1935073347"/>Фоновые задачи<text:bookmark-end text:name="__RefHeading___Toc1680_1935073347"/></text:h>
      <text:h text:style-name="P47" text:outline-level="1"/>
      <text:p text:style-name="Standard"/>
      <text:h text:style-name="P150" text:outline-level="2"><text:bookmark-start text:name="__RefHeading___Toc1682_1935073347"/>SQL<text:bookmark-end text:name="__RefHeading___Toc1682_1935073347"/></text:h>
      <text:h text:style-name="P52" text:outline-level="1"/>
      <text:h text:style-name="P52" text:outline-level="1"/>
      <text:h text:style-name="P159" text:outline-level="1"><text:bookmark-start text:name="__RefHeading___Toc697_644143898"/>Вспомогательные объекты<text:bookmark-end text:name="__RefHeading___Toc697_644143898"/></text:h>
      <text:h text:style-name="Heading_20_2" text:outline-level="2"><text:bookmark-start text:name="__RefHeading___Toc1684_1935073347"/>Управление настройками<text:bookmark-end text:name="__RefHeading___Toc1684_1935073347"/></text:h>
      <text:p text:style-name="Text_20_body">Для нормальной работы любого приложения необходимо знать окружение в рамках которого приложение выполняет свои функции. Для получения информации об окружении и для управления им в <text:span text:style-name="T1">unitoo </text:span><text:span text:style-name="T21">используются настройки. Настройка </text:span><text:span text:style-name="CodeInline"><text:span text:style-name="T21">Setting</text:span></text:span><text:span text:style-name="T21"> — это параметр, который задается извне (например путь для хранения файлов) или меняется внутри приложения и нуждается в сохранении между запусками приложения. Чтобы зарегистрировать собственную настройку, необходимо в том компоненте где это нужно объявить переменную класса </text:span><text:span text:style-name="CodeInline"><text:span text:style-name="T21">Setting</text:span></text:span><text:span text:style-name="T21"> и проаннотировать ее с помощью аннотации </text:span><text:span text:style-name="CodeInline"><text:span text:style-name="T21">@Attribute</text:span></text:span><text:span text:style-name="T21">. Например:</text:span></text:p>
      <text:p text:style-name="P20"/>
      <text:p text:style-name="Code">@Attribute(name = "cleanOnStart", value = "true")</text:p>
      <text:p text:style-name="Code">public Setting&lt;Boolean&gt; cleanOnStart;</text:p>
      <text:p text:style-name="P22"/>
      <text:p text:style-name="Text_20_body">Как мы видим, тип данных настройки задается через дженерик, название через поле <text:span text:style-name="CodeInline"><text:span text:style-name="T1">name</text:span></text:span><text:span text:style-name="T1"> </text:span><text:span text:style-name="T21">аннотации (если оно не будет задано, то названием будет выступать собственно название переменной), первоначальное значение берется из поля </text:span><text:span text:style-name="CodeInline"><text:span text:style-name="T44">value</text:span></text:span><text:span text:style-name="T44"> </text:span><text:span text:style-name="T21">аннотации. </text:span><text:span text:style-name="T23">После старта приложения, значение настройки будет вычислено по следующему алгоритму: сначала система установит первоначальное значение из аннотации, затем попытается найти значение настройки в файле WEB-INF\unitoo\server.</text:span><text:span text:style-name="T5">properties </text:span><text:span text:style-name="T23">(если не найдет, оставит прежнее), затем запросит у менеджера внешних конфигураций (например с внешнего файла на диске, и если не найдет, оставит прежнее, </text:span><text:span text:style-name="T31">см. </text:span><text:span text:style-name="T31"><text:bookmark-ref text:reference-format="text" text:ref-name="__RefHeading___Toc1688_1935073347">Конфигурации</text:bookmark-ref></text:span><text:span text:style-name="T23">).</text:span></text:p>
      <text:p text:style-name="P36"><text:span text:style-name="Main_20_index_20_entry"><text:span text:style-name="T53">Важно!</text:span></text:span></text:p>
      <text:p text:style-name="P34"><text:span text:style-name="T21">Полное имя настройки включает в себя имя компонента, в котором она объявлена и имя собственно настройки </text:span><text:span text:style-name="T56">добавленное после имени компонента</text:span><text:span text:style-name="T21"> через точку, например: org.master.unitoo.settings.SysSettings.instance.id</text:span></text:p>
      <text:p text:style-name="P39"/>
      <text:p text:style-name="P14"><text:span text:style-name="T21">Рассмотренные нами настройки были только для чтения, т. е. само приложение не может их поменять, но есть и другие типы настроек, такие как </text:span><text:span text:style-name="CodeInline"><text:span text:style-name="T21">StoredSetting</text:span></text:span><text:span text:style-name="T21"> и </text:span><text:span text:style-name="CodeInline"><text:span text:style-name="T21">DynamicSetting</text:span></text:span><text:span text:style-name="T21">. Использование их точно такое же, например:</text:span></text:p>
      <text:p text:style-name="P21"/>
      <text:p text:style-name="Code">@Attribute(name = "state", value = "S")</text:p>
      <text:p text:style-name="Code">public StoredSetting&lt;String&gt; state;</text:p>
      <text:p text:style-name="P21"/>
      <text:p text:style-name="Text_20_body"><text:span text:style-name="T21">Отличие их от простых настроек заключается в том, что настройки <text:s/></text:span><text:span text:style-name="CodeInline"><text:span text:style-name="T21">StoredSetting</text:span></text:span><text:span text:style-name="T21"> можно менять в процессе работы программы самим приложением </text:span><text:span text:style-name="T24">и значения их сохраняются во внешнее хранилище (например файл на диске), а значения <text:s/></text:span><text:span text:style-name="CodeInline"><text:span text:style-name="T21">DynamicSetting</text:span></text:span><text:span text:style-name="T21"> </text:span><text:span text:style-name="T24">доступны только во время работы приложения и никуда не сохраняются.</text:span></text:p>
      <text:p text:style-name="P19"><text:span text:style-name="Main_20_index_20_entry"><text:span text:style-name="T53"/></text:span></text:p>
      <text:p text:style-name="P13">Если есть необходимость объединять настройки для их совместного использования, то можно использовать пакеты настроек — свой класс, наследника от <text:span text:style-name="CodeInline">BaseSettings</text:span>:</text:p>
      <text:p text:style-name="P25"/>
      <text:p text:style-name="Code">package org.master.unitoo.settings;</text:p>
      <text:p text:style-name="Code"/>
      <text:p text:style-name="Code">import org.master.unitoo.core.api.annotation.Component;</text:p>
      <text:p text:style-name="Code">import org.master.unitoo.core.server.Setting;</text:p>
      <text:p text:style-name="Code">import org.master.unitoo.core.api.annotation.Attribute;</text:p>
      <text:p text:style-name="Code">import org.master.unitoo.core.base.BaseSettings;</text:p>
      <text:p text:style-name="Code"/>
      <text:p text:style-name="Code">/**</text:p>
      <text:p text:style-name="Code"><text:s/>*</text:p>
      <text:p text:style-name="Code"><text:s/>* @author Andrey <text:span text:style-name="T6">Rogov</text:span></text:p>
      <text:p text:style-name="Code"><text:s/>*/</text:p>
      <text:p text:style-name="Code">@Component("system")</text:p>
      <text:p text:style-name="Code">public class SysSettings extends BaseSettings {</text:p>
      <text:p text:style-name="Code"/>
      <text:p text:style-name="Code"><text:s text:c="4"/>@Attribute(name = "threads.min", value = "2")</text:p>
      <text:p text:style-name="Code"><text:s text:c="4"/>public Setting&lt;Integer&gt; threadsMin;</text:p>
      <text:p text:style-name="Code"/>
      <text:p text:style-name="Code"><text:s text:c="4"/>@Attribute(name = "threads.max", value = "5")</text:p>
      <text:p text:style-name="Code"><text:s text:c="4"/>public Setting&lt;Integer&gt; threadsMax;</text:p>
      <text:p text:style-name="Code"/>
      <text:p text:style-name="Code"><text:s text:c="4"/>@Attribute(name = "home.folder", value = "")</text:p>
      <text:p text:style-name="Code"><text:s text:c="4"/>public Setting&lt;String&gt; home;</text:p>
      <text:p text:style-name="Code">}</text:p>
      <text:p text:style-name="Standard"/>
      <text:h text:style-name="P152" text:outline-level="2"><text:bookmark-start text:name="__RefHeading___Toc583_1935073347"/>Значения по-умолчанию<text:bookmark-end text:name="__RefHeading___Toc583_1935073347"/></text:h>
      <text:p text:style-name="P22">Для удобства </text:p>
      <text:p text:style-name="P23"/>
      <text:p text:style-name="P23"/>
      <text:p text:style-name="P23"/>
      <text:p text:style-name="Standard"/>
      <text:h text:style-name="P153" text:outline-level="2"><text:bookmark-start text:name="__RefHeading___Toc1686_1935073347"/>Менеджеры внешних данных<text:bookmark-end text:name="__RefHeading___Toc1686_1935073347"/></text:h>
      <text:h text:style-name="Heading_20_3" text:outline-level="3"><text:bookmark-start text:name="__RefHeading___Toc1688_1935073347"/>Конфигурации<text:bookmark-end text:name="__RefHeading___Toc1688_1935073347"/></text:h>
      <text:p text:style-name="P27"/>
      <text:h text:style-name="Heading_20_3" text:outline-level="3"><text:bookmark-start text:name="__RefHeading___Toc1690_1935073347"/>Локализации<text:bookmark-end text:name="__RefHeading___Toc1690_1935073347"/></text:h>
      <text:p text:style-name="P27"/>
      <text:h text:style-name="Heading_20_3" text:outline-level="3"><text:bookmark-start text:name="__RefHeading___Toc1692_1935073347"/>Справочники<text:bookmark-end text:name="__RefHeading___Toc1692_1935073347"/></text:h>
      <text:p text:style-name="P27"/>
      <text:p text:style-name="Standard"/>
      <text:p text:style-name="Standard"/>
      <text:p text:style-name="Standard"/>
      <text:h text:style-name="P150" text:outline-level="2"><text:bookmark-start text:name="__RefHeading___Toc1694_1935073347"/>Синтетические объекты<text:bookmark-end text:name="__RefHeading___Toc1694_1935073347"/></text:h>
      <text:h text:style-name="Heading_20_3" text:outline-level="3"><text:bookmark-start text:name="__RefHeading___Toc1696_1935073347"/>IJsonObject<text:bookmark-end text:name="__RefHeading___Toc1696_1935073347"/></text:h>
      <text:p text:style-name="Text_20_body"/>
      <text:h text:style-name="Heading_20_3" text:outline-level="3"><text:bookmark-start text:name="__RefHeading___Toc1698_1935073347"/>RequestFile<text:bookmark-end text:name="__RefHeading___Toc1698_1935073347"/></text:h>
      <text:p text:style-name="Text_20_body"/>
      <text:h text:style-name="P161" text:outline-level="3"><text:bookmark-start text:name="__RefHeading___Toc1700_1935073347"/>I<text:span text:style-name="T73">R</text:span>esponseOptions<text:bookmark-end text:name="__RefHeading___Toc1700_1935073347"/></text:h>
      <text:p text:style-name="Text_20_body"/>
      <text:h text:style-name="Heading_20_3" text:outline-level="3"><text:bookmark-start text:name="__RefHeading___Toc1911_1988715734"/>RequestAddress<text:bookmark-end text:name="__RefHeading___Toc1911_1988715734"/></text:h>
      <text:p text:style-name="Text_20_body"/>
      <text:p text:style-name="P56"/>
      <text:p text:style-name="P56"/>
      <text:p text:style-name="P26"/>
      <text:p text:style-name="P26"/>
      <text:h text:style-name="P160" text:outline-level="1"><text:bookmark-start text:name="__RefHeading___Toc1702_1935073347"/>Приложения<text:bookmark-end text:name="__RefHeading___Toc1702_1935073347"/></text:h>
      <text:h text:style-name="P149" text:outline-level="2"><text:bookmark-start text:name="__RefHeading___Toc1704_1935073347"/>Предопределенные настройки<text:bookmark-end text:name="__RefHeading___Toc1704_1935073347"/></text:h>
      <text:p text:style-name="P37">Как значение поля <text:span text:style-name="CodeInline">value</text:span> аннотации <text:span text:style-name="CodeInline">Attribute</text:span> можно задавать предопределенные значения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ttribute.CLASS_SIMPLE</text:p>
          </table:table-cell>
          <table:table-cell table:style-name="Table1.B1" office:value-type="string">
            <text:p text:style-name="P11">Как значение проставится имя (без полного пути)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10">Attribute.CLASS_FULL</text:p>
          </table:table-cell>
          <table:table-cell table:style-name="Table1.B2" office:value-type="string">
            <text:p text:style-name="P11">Как значение проставится полное имя класса компонента в котором расположена настройка</text:p>
          </table:table-cell>
        </table:table-row>
        <table:table-row>
          <table:table-cell table:style-name="Table1.A2" office:value-type="string">
            <text:p text:style-name="P10">Attribute.NOW</text:p>
          </table:table-cell>
          <table:table-cell table:style-name="Table1.B3" office:value-type="string">
            <text:p text:style-name="P11">Как значение проставится текущее дата и время во время установки настройки</text:p>
          </table:table-cell>
        </table:table-row>
      </table:table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cm" style:auto-text-indent="false"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indent="1cm" style:auto-text-indent="false" style:writing-mode="pag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4cm" loext:contextual-spacing="false" fo:line-height="100%" fo:text-indent="0cm" style:auto-text-indent="false" fo:padding-left="0.049cm" fo:padding-right="0.049cm" fo:padding-top="0.049cm" fo:padding-bottom="0.199cm" fo:border-left="none" fo:border-right="none" fo:border-top="none" fo:border-bottom="0.06pt solid #cccccc" style:shadow="non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Quotations" style:family="paragraph" style:parent-style-name="Standard" style:class="html" style:master-page-name="">
      <loext:graphic-properties draw:fill="solid" draw:fill-color="#e6e6ff" draw:fill-image-width="0cm" draw:fill-image-height="0cm"/>
      <style:paragraph-properties fo:margin-left="0cm" fo:margin-right="0cm" fo:margin-top="0cm" fo:margin-bottom="0.199cm" loext:contextual-spacing="true" fo:text-indent="0cm" style:auto-text-indent="false" style:page-number="auto" fo:background-color="#e6e6ff" fo:padding-left="1cm" fo:padding-right="0.7cm" fo:padding-top="0.499cm" fo:padding-bottom="0.4cm" fo:border-left="0.99pt solid #000000" fo:border-right="0.26pt solid #e6e6ff" fo:border-top="0.26pt solid #e6e6ff" fo:border-bottom="0.26pt solid #e6e6ff" style:shadow="none">
        <style:tab-stops/>
      </style:paragraph-properties>
      <style:text-properties fo:background-color="transparent" style:font-size-asian="10.5pt"/>
    </style:style>
    <style:style style:name="Code" style:family="paragraph" style:parent-style-name="Quotations" style:master-page-name="">
      <loext:graphic-properties draw:fill="solid" draw:fill-color="#eeeeee"/>
      <style:paragraph-properties fo:margin-left="0cm" fo:margin-right="0cm" fo:margin-top="0cm" fo:margin-bottom="0.101cm" loext:contextual-spacing="false" fo:text-align="start" style:justify-single-word="false" fo:text-indent="0cm" style:auto-text-indent="false" style:page-number="auto" fo:background-color="#eeeeee" fo:padding-left="0.499cm" fo:padding-right="0.499cm" fo:padding-top="0.3cm" fo:padding-bottom="0.3cm" fo:border-left="0.06pt solid #eeeeee" fo:border-right="0.06pt solid #eeeeee" fo:border-top="0.06pt solid #cccccc" fo:border-bottom="0.06pt solid #cccccc" style:writing-mode="page">
        <style:tab-stops/>
      </style:paragraph-properties>
      <style:text-properties fo:color="#003366" style:font-name="Courier New" fo:font-family="'Courier New'" style:font-style-name="Обычный" style:font-family-generic="modern" style:font-pitch="fixed" fo:font-size="8pt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fo:font-size="8pt" fo:font-style="normal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deInline" style:family="text">
      <style:text-properties fo:color="#003366" style:font-name="Courier New" fo:font-family="'Courier New'" style:font-style-name="Обычный" style:font-family-generic="modern" style:font-pitch="fixed" fo:font-size="10pt" fo:background-color="#eeeeee" style:font-size-asian="10.5pt" loext:padding-left="0.15cm" loext:padding-right="0.15cm" loext:padding-top="0.049cm" loext:padding-bottom="0.049cm" loext:border="0.06pt solid #eeeeee" loext:shadow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Footer">
      <style:text-properties fo:font-size="2pt" style:font-size-asian="1.75pt" style:font-size-complex="2pt"/>
    </style:style>
    <style:style style:name="MP2" style:family="paragraph" style:parent-style-name="Table_20_Contents">
      <style:paragraph-properties fo:margin-left="0cm" fo:margin-right="0cm" fo:text-indent="0cm" style:auto-text-indent="false" style:shadow="none"/>
      <style:text-properties fo:color="#666666" fo:font-size="10pt" officeooo:rsid="00270db1" officeooo:paragraph-rsid="00270db1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officeooo:rsid="00270db1" officeooo:paragraph-rsid="00270db1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Версия 1.0-<text:span text:style-name="MT1">beta</text:span></text:p>
            </table:table-cell>
            <table:table-cell table:style-name="Table3.A1" office:value-type="string">
              <text:p text:style-name="MP3">Обновлен: <text:modification-date style:data-style-name="N36">19.01.2018</text:modification-date></text:p>
            </table:table-cell>
          </table:table-row>
        </table:table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5:50:41.941000000</meta:creation-date>
    <dc:date>2018-01-19T10:33:12.568000000</dc:date>
    <meta:editing-duration>P1DT21H46M55S</meta:editing-duration>
    <meta:editing-cycles>101</meta:editing-cycles>
    <meta:generator>LibreOffice/5.4.4.2$Windows_X86_64 LibreOffice_project/2524958677847fb3bb44820e40380acbe820f960</meta:generator>
    <meta:document-statistic meta:table-count="9" meta:image-count="0" meta:object-count="0" meta:page-count="34" meta:paragraph-count="784" meta:word-count="3005" meta:character-count="27663" meta:non-whitespace-character-count="23910"/>
  </office:meta>
</office:document-meta>
</file>